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79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2ndOrderPolynomial" table:style-name="ta1" table:print="false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6" table:default-cell-style-name="ce3"/>
        <table:table-column table:style-name="co1" table:number-columns-repeated="2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4" office:value-type="string">
            <text:p>f(r) = C0*R0+C1*R1+C2*R2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5" office:value-type="string">
            <text:p>DERIV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">
            <text:p>1.00</text:p>
          </table:table-cell>
          <table:table-cell office:value-type="string">
            <text:p><text:s/>= C0</text:p>
          </table:table-cell>
          <table:table-cell/>
          <table:table-cell office:value-type="string">
            <text:p>C0 =</text:p>
          </table:table-cell>
          <table:table-cell office:value-type="float" office:value="0.991151">
            <text:p>0.9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">
            <text:p>2.00</text:p>
          </table:table-cell>
          <table:table-cell office:value-type="string">
            <text:p><text:s/>= C1</text:p>
          </table:table-cell>
          <table:table-cell/>
          <table:table-cell office:value-type="string">
            <text:p>C1 =</text:p>
          </table:table-cell>
          <table:table-cell office:value-type="float" office:value="1.99907">
            <text:p>2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/>
          <table:table-cell office:value-type="float" office:value="3">
            <text:p>3.00</text:p>
          </table:table-cell>
          <table:table-cell office:value-type="string">
            <text:p><text:s/>= C2</text:p>
          </table:table-cell>
          <table:table-cell/>
          <table:table-cell office:value-type="string">
            <text:p>C2 =</text:p>
          </table:table-cell>
          <table:table-cell office:value-type="float" office:value="3.00044">
            <text:p>3.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>
            <text:p>1.00</text:p>
          </table:table-cell>
          <table:table-cell table:style-name="ce4" office:value-type="string">
            <text:p><text:s/>= Noise Magnitud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4"/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>
            <text:p>r0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/>
          <table:table-cell office:value-type="string">
            <text:p>f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N</text:p>
          </table:table-cell>
          <table:table-cell office:value-type="string">
            <text:p>X^0</text:p>
          </table:table-cell>
          <table:table-cell office:value-type="string">
            <text:p>X</text:p>
          </table:table-cell>
          <table:table-cell office:value-type="string">
            <text:p>X^2</text:p>
          </table:table-cell>
          <table:table-cell office:value-type="string">
            <text:p>Noise</text:p>
          </table:table-cell>
          <table:table-cell office:value-type="string">
            <text:p>Function</text:p>
          </table:table-cell>
          <table:table-cell office:value-type="string">
            <text:p>F-Calc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G12]^0" office:value-type="float" office:value="1">
            <text:p>1.00</text:p>
          </table:table-cell>
          <table:table-cell office:value-type="float" office:value="0.25">
            <text:p>0.25</text:p>
          </table:table-cell>
          <table:table-cell table:formula="of:=[.G12]*[.G12]" office:value-type="float" office:value="0.0625">
            <text:p>0.06</text:p>
          </table:table-cell>
          <table:table-cell table:formula="of:=(RAND()*2-1)*[.$G$7]" office:value-type="float" office:value="-0.254781306255609">
            <text:p>-0.25</text:p>
          </table:table-cell>
          <table:table-cell table:formula="of:=[.$G$4]*[.F12]+[.$G$5]*[.G12]+[.$G$6]*[.H12]+[.I12]" office:value-type="float" office:value="1.43271869374439">
            <text:p>1.43</text:p>
          </table:table-cell>
          <table:table-cell table:formula="of:=[.$K$4]*[.F12]+[.$K$5]*[.G12]+[.$K$6]*[.H12]" office:value-type="float" office:value="1.678446">
            <text:p>1.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table:formula="of:=[.G13]^0" office:value-type="float" office:value="1">
            <text:p>1.00</text:p>
          </table:table-cell>
          <table:table-cell office:value-type="float" office:value="0.5">
            <text:p>0.50</text:p>
          </table:table-cell>
          <table:table-cell table:formula="of:=[.G13]*[.G13]" office:value-type="float" office:value="0.25">
            <text:p>0.25</text:p>
          </table:table-cell>
          <table:table-cell table:formula="of:=(RAND()*2-1)*[.$G$7]" office:value-type="float" office:value="-0.650087880901992">
            <text:p>-0.65</text:p>
          </table:table-cell>
          <table:table-cell table:formula="of:=[.$G$4]*[.F13]+[.$G$5]*[.G13]+[.$G$6]*[.H13]+[.I13]" office:value-type="float" office:value="2.09991211909801">
            <text:p>2.10</text:p>
          </table:table-cell>
          <table:table-cell table:formula="of:=[.$K$4]*[.F13]+[.$K$5]*[.G13]+[.$K$6]*[.H13]" office:value-type="float" office:value="2.740796">
            <text:p>2.7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table:formula="of:=[.G14]^0" office:value-type="float" office:value="1">
            <text:p>1.00</text:p>
          </table:table-cell>
          <table:table-cell office:value-type="float" office:value="0.75">
            <text:p>0.75</text:p>
          </table:table-cell>
          <table:table-cell table:formula="of:=[.G14]*[.G14]" office:value-type="float" office:value="0.5625">
            <text:p>0.56</text:p>
          </table:table-cell>
          <table:table-cell table:formula="of:=(RAND()*2-1)*[.$G$7]" office:value-type="float" office:value="0.593971349764615">
            <text:p>0.59</text:p>
          </table:table-cell>
          <table:table-cell table:formula="of:=[.$G$4]*[.F14]+[.$G$5]*[.G14]+[.$G$6]*[.H14]+[.I14]" office:value-type="float" office:value="4.78147134976462">
            <text:p>4.78</text:p>
          </table:table-cell>
          <table:table-cell table:formula="of:=[.$K$4]*[.F14]+[.$K$5]*[.G14]+[.$K$6]*[.H14]" office:value-type="float" office:value="4.178201">
            <text:p>4.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table:formula="of:=[.G15]^0" office:value-type="float" office:value="1">
            <text:p>1.00</text:p>
          </table:table-cell>
          <table:table-cell office:value-type="float" office:value="1">
            <text:p>1.00</text:p>
          </table:table-cell>
          <table:table-cell table:formula="of:=[.G15]*[.G15]" office:value-type="float" office:value="1">
            <text:p>1.00</text:p>
          </table:table-cell>
          <table:table-cell table:formula="of:=(RAND()*2-1)*[.$G$7]" office:value-type="float" office:value="0.928691304288805">
            <text:p>0.93</text:p>
          </table:table-cell>
          <table:table-cell table:formula="of:=[.$G$4]*[.F15]+[.$G$5]*[.G15]+[.$G$6]*[.H15]+[.I15]" office:value-type="float" office:value="6.9286913042888">
            <text:p>6.93</text:p>
          </table:table-cell>
          <table:table-cell table:formula="of:=[.$K$4]*[.F15]+[.$K$5]*[.G15]+[.$K$6]*[.H15]" office:value-type="float" office:value="5.990661">
            <text:p>5.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table:formula="of:=[.G16]^0" office:value-type="float" office:value="1">
            <text:p>1.00</text:p>
          </table:table-cell>
          <table:table-cell office:value-type="float" office:value="1.25">
            <text:p>1.25</text:p>
          </table:table-cell>
          <table:table-cell table:formula="of:=[.G16]*[.G16]" office:value-type="float" office:value="1.5625">
            <text:p>1.56</text:p>
          </table:table-cell>
          <table:table-cell table:formula="of:=(RAND()*2-1)*[.$G$7]" office:value-type="float" office:value="-0.922695511952043">
            <text:p>-0.92</text:p>
          </table:table-cell>
          <table:table-cell table:formula="of:=[.$G$4]*[.F16]+[.$G$5]*[.G16]+[.$G$6]*[.H16]+[.I16]" office:value-type="float" office:value="7.26480448804796">
            <text:p>7.26</text:p>
          </table:table-cell>
          <table:table-cell table:formula="of:=[.$K$4]*[.F16]+[.$K$5]*[.G16]+[.$K$6]*[.H16]" office:value-type="float" office:value="8.178176">
            <text:p>8.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table:formula="of:=[.G17]^0" office:value-type="float" office:value="1">
            <text:p>1.00</text:p>
          </table:table-cell>
          <table:table-cell office:value-type="float" office:value="1.5">
            <text:p>1.50</text:p>
          </table:table-cell>
          <table:table-cell table:formula="of:=[.G17]*[.G17]" office:value-type="float" office:value="2.25">
            <text:p>2.25</text:p>
          </table:table-cell>
          <table:table-cell table:formula="of:=(RAND()*2-1)*[.$G$7]" office:value-type="float" office:value="-0.65606368239969">
            <text:p>-0.66</text:p>
          </table:table-cell>
          <table:table-cell table:formula="of:=[.$G$4]*[.F17]+[.$G$5]*[.G17]+[.$G$6]*[.H17]+[.I17]" office:value-type="float" office:value="10.0939363176003">
            <text:p>10.09</text:p>
          </table:table-cell>
          <table:table-cell table:formula="of:=[.$K$4]*[.F17]+[.$K$5]*[.G17]+[.$K$6]*[.H17]" office:value-type="float" office:value="10.740746">
            <text:p>10.7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table:formula="of:=[.G18]^0" office:value-type="float" office:value="1">
            <text:p>1.00</text:p>
          </table:table-cell>
          <table:table-cell office:value-type="float" office:value="1.75">
            <text:p>1.75</text:p>
          </table:table-cell>
          <table:table-cell table:formula="of:=[.G18]*[.G18]" office:value-type="float" office:value="3.0625">
            <text:p>3.06</text:p>
          </table:table-cell>
          <table:table-cell table:formula="of:=(RAND()*2-1)*[.$G$7]" office:value-type="float" office:value="-0.038895373698324">
            <text:p>-0.04</text:p>
          </table:table-cell>
          <table:table-cell table:formula="of:=[.$G$4]*[.F18]+[.$G$5]*[.G18]+[.$G$6]*[.H18]+[.I18]" office:value-type="float" office:value="13.6486046263017">
            <text:p>13.65</text:p>
          </table:table-cell>
          <table:table-cell table:formula="of:=[.$K$4]*[.F18]+[.$K$5]*[.G18]+[.$K$6]*[.H18]" office:value-type="float" office:value="13.678371">
            <text:p>13.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table:formula="of:=[.G19]^0" office:value-type="float" office:value="1">
            <text:p>1.00</text:p>
          </table:table-cell>
          <table:table-cell office:value-type="float" office:value="2">
            <text:p>2.00</text:p>
          </table:table-cell>
          <table:table-cell table:formula="of:=[.G19]*[.G19]" office:value-type="float" office:value="4">
            <text:p>4.00</text:p>
          </table:table-cell>
          <table:table-cell table:formula="of:=(RAND()*2-1)*[.$G$7]" office:value-type="float" office:value="0.70212113764137">
            <text:p>0.70</text:p>
          </table:table-cell>
          <table:table-cell table:formula="of:=[.$G$4]*[.F19]+[.$G$5]*[.G19]+[.$G$6]*[.H19]+[.I19]" office:value-type="float" office:value="17.7021211376414">
            <text:p>17.70</text:p>
          </table:table-cell>
          <table:table-cell table:formula="of:=[.$K$4]*[.F19]+[.$K$5]*[.G19]+[.$K$6]*[.H19]" office:value-type="float" office:value="16.991051">
            <text:p>16.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formula="of:=[.G20]^0" office:value-type="float" office:value="1">
            <text:p>1.00</text:p>
          </table:table-cell>
          <table:table-cell office:value-type="float" office:value="2.25">
            <text:p>2.25</text:p>
          </table:table-cell>
          <table:table-cell table:formula="of:=[.G20]*[.G20]" office:value-type="float" office:value="5.0625">
            <text:p>5.06</text:p>
          </table:table-cell>
          <table:table-cell table:formula="of:=(RAND()*2-1)*[.$G$7]" office:value-type="float" office:value="-0.363960098940879">
            <text:p>-0.36</text:p>
          </table:table-cell>
          <table:table-cell table:formula="of:=[.$G$4]*[.F20]+[.$G$5]*[.G20]+[.$G$6]*[.H20]+[.I20]" office:value-type="float" office:value="20.3235399010591">
            <text:p>20.32</text:p>
          </table:table-cell>
          <table:table-cell table:formula="of:=[.$K$4]*[.F20]+[.$K$5]*[.G20]+[.$K$6]*[.H20]" office:value-type="float" office:value="20.678786">
            <text:p>20.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table:formula="of:=[.G21]^0" office:value-type="float" office:value="1">
            <text:p>1.00</text:p>
          </table:table-cell>
          <table:table-cell office:value-type="float" office:value="2.5">
            <text:p>2.50</text:p>
          </table:table-cell>
          <table:table-cell table:formula="of:=[.G21]*[.G21]" office:value-type="float" office:value="6.25">
            <text:p>6.25</text:p>
          </table:table-cell>
          <table:table-cell table:formula="of:=(RAND()*2-1)*[.$G$7]" office:value-type="float" office:value="-0.816475645639002">
            <text:p>-0.82</text:p>
          </table:table-cell>
          <table:table-cell table:formula="of:=[.$G$4]*[.F21]+[.$G$5]*[.G21]+[.$G$6]*[.H21]+[.I21]" office:value-type="float" office:value="23.933524354361">
            <text:p>23.93</text:p>
          </table:table-cell>
          <table:table-cell table:formula="of:=[.$K$4]*[.F21]+[.$K$5]*[.G21]+[.$K$6]*[.H21]" office:value-type="float" office:value="24.741576">
            <text:p>24.7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1">
            <text:p>11</text:p>
          </table:table-cell>
          <table:table-cell table:formula="of:=[.G22]^0" office:value-type="float" office:value="1">
            <text:p>1.00</text:p>
          </table:table-cell>
          <table:table-cell office:value-type="float" office:value="2.75">
            <text:p>2.75</text:p>
          </table:table-cell>
          <table:table-cell table:formula="of:=[.G22]*[.G22]" office:value-type="float" office:value="7.5625">
            <text:p>7.56</text:p>
          </table:table-cell>
          <table:table-cell table:formula="of:=(RAND()*2-1)*[.$G$7]" office:value-type="float" office:value="-0.317130195908248">
            <text:p>-0.32</text:p>
          </table:table-cell>
          <table:table-cell table:formula="of:=[.$G$4]*[.F22]+[.$G$5]*[.G22]+[.$G$6]*[.H22]+[.I22]" office:value-type="float" office:value="28.8703698040918">
            <text:p>28.87</text:p>
          </table:table-cell>
          <table:table-cell table:formula="of:=[.$K$4]*[.F22]+[.$K$5]*[.G22]+[.$K$6]*[.H22]" office:value-type="float" office:value="29.179421">
            <text:p>29.18</text:p>
          </table:table-cell>
          <table:table-cell/>
          <table:table-cell>
            <draw:frame table:end-cell-address="2ndOrderPolynomial.T42" table:end-x="0.4461in" table:end-y="0.0283in" draw:z-index="0" draw:name="2ndOrderPolynomial" draw:style-name="gr1" draw:text-style-name="P1" svg:width="6.2988in" svg:height="3.5425in" svg:x="0.3705in" svg:y="0.0417in">
              <draw:object draw:notify-on-update-of-ranges="2ndOrderPolynomial.E12:2ndOrderPolynomial.E61 2ndOrderPolynomial.J11:2ndOrderPolynomial.J11 2ndOrderPolynomial.J12:2ndOrderPolynomial.J61 2ndOrderPolynomial.E12:2ndOrderPolynomial.E61 2ndOrderPolynomial.K11:2ndOrderPolynomial.K11 2ndOrderPolynomial.K12:2ndOrderPolynomial.K6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4"/>
          <table:table-cell office:value-type="float" office:value="12">
            <text:p>12</text:p>
          </table:table-cell>
          <table:table-cell table:formula="of:=[.G23]^0" office:value-type="float" office:value="1">
            <text:p>1.00</text:p>
          </table:table-cell>
          <table:table-cell office:value-type="float" office:value="3">
            <text:p>3.00</text:p>
          </table:table-cell>
          <table:table-cell table:formula="of:=[.G23]*[.G23]" office:value-type="float" office:value="9">
            <text:p>9.00</text:p>
          </table:table-cell>
          <table:table-cell table:formula="of:=(RAND()*2-1)*[.$G$7]" office:value-type="float" office:value="0.115724709816277">
            <text:p>0.12</text:p>
          </table:table-cell>
          <table:table-cell table:formula="of:=[.$G$4]*[.F23]+[.$G$5]*[.G23]+[.$G$6]*[.H23]+[.I23]" office:value-type="float" office:value="34.1157247098163">
            <text:p>34.12</text:p>
          </table:table-cell>
          <table:table-cell table:formula="of:=[.$K$4]*[.F23]+[.$K$5]*[.G23]+[.$K$6]*[.H23]" office:value-type="float" office:value="33.992321">
            <text:p>33.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3">
            <text:p>13</text:p>
          </table:table-cell>
          <table:table-cell table:formula="of:=[.G24]^0" office:value-type="float" office:value="1">
            <text:p>1.00</text:p>
          </table:table-cell>
          <table:table-cell office:value-type="float" office:value="3.25">
            <text:p>3.25</text:p>
          </table:table-cell>
          <table:table-cell table:formula="of:=[.G24]*[.G24]" office:value-type="float" office:value="10.5625">
            <text:p>10.56</text:p>
          </table:table-cell>
          <table:table-cell table:formula="of:=(RAND()*2-1)*[.$G$7]" office:value-type="float" office:value="-0.551419553346932">
            <text:p>-0.55</text:p>
          </table:table-cell>
          <table:table-cell table:formula="of:=[.$G$4]*[.F24]+[.$G$5]*[.G24]+[.$G$6]*[.H24]+[.I24]" office:value-type="float" office:value="38.6360804466531">
            <text:p>38.64</text:p>
          </table:table-cell>
          <table:table-cell table:formula="of:=[.$K$4]*[.F24]+[.$K$5]*[.G24]+[.$K$6]*[.H24]" office:value-type="float" office:value="39.180276">
            <text:p>39.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">
            <text:p>14</text:p>
          </table:table-cell>
          <table:table-cell table:formula="of:=[.G25]^0" office:value-type="float" office:value="1">
            <text:p>1.00</text:p>
          </table:table-cell>
          <table:table-cell office:value-type="float" office:value="3.5">
            <text:p>3.50</text:p>
          </table:table-cell>
          <table:table-cell table:formula="of:=[.G25]*[.G25]" office:value-type="float" office:value="12.25">
            <text:p>12.25</text:p>
          </table:table-cell>
          <table:table-cell table:formula="of:=(RAND()*2-1)*[.$G$7]" office:value-type="float" office:value="-0.181437163148075">
            <text:p>-0.18</text:p>
          </table:table-cell>
          <table:table-cell table:formula="of:=[.$G$4]*[.F25]+[.$G$5]*[.G25]+[.$G$6]*[.H25]+[.I25]" office:value-type="float" office:value="44.5685628368519">
            <text:p>44.57</text:p>
          </table:table-cell>
          <table:table-cell table:formula="of:=[.$K$4]*[.F25]+[.$K$5]*[.G25]+[.$K$6]*[.H25]" office:value-type="float" office:value="44.743286">
            <text:p>44.7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5">
            <text:p>15</text:p>
          </table:table-cell>
          <table:table-cell table:formula="of:=[.G26]^0" office:value-type="float" office:value="1">
            <text:p>1.00</text:p>
          </table:table-cell>
          <table:table-cell office:value-type="float" office:value="3.75">
            <text:p>3.75</text:p>
          </table:table-cell>
          <table:table-cell table:formula="of:=[.G26]*[.G26]" office:value-type="float" office:value="14.0625">
            <text:p>14.06</text:p>
          </table:table-cell>
          <table:table-cell table:formula="of:=(RAND()*2-1)*[.$G$7]" office:value-type="float" office:value="-0.679712504148483">
            <text:p>-0.68</text:p>
          </table:table-cell>
          <table:table-cell table:formula="of:=[.$G$4]*[.F26]+[.$G$5]*[.G26]+[.$G$6]*[.H26]+[.I26]" office:value-type="float" office:value="50.0077874958515">
            <text:p>50.01</text:p>
          </table:table-cell>
          <table:table-cell table:formula="of:=[.$K$4]*[.F26]+[.$K$5]*[.G26]+[.$K$6]*[.H26]" office:value-type="float" office:value="50.681351">
            <text:p>50.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6">
            <text:p>16</text:p>
          </table:table-cell>
          <table:table-cell table:formula="of:=[.G27]^0" office:value-type="float" office:value="1">
            <text:p>1.00</text:p>
          </table:table-cell>
          <table:table-cell office:value-type="float" office:value="4">
            <text:p>4.00</text:p>
          </table:table-cell>
          <table:table-cell table:formula="of:=[.G27]*[.G27]" office:value-type="float" office:value="16">
            <text:p>16.00</text:p>
          </table:table-cell>
          <table:table-cell table:formula="of:=(RAND()*2-1)*[.$G$7]" office:value-type="float" office:value="0.922829071991146">
            <text:p>0.92</text:p>
          </table:table-cell>
          <table:table-cell table:formula="of:=[.$G$4]*[.F27]+[.$G$5]*[.G27]+[.$G$6]*[.H27]+[.I27]" office:value-type="float" office:value="57.9228290719911">
            <text:p>57.92</text:p>
          </table:table-cell>
          <table:table-cell table:formula="of:=[.$K$4]*[.F27]+[.$K$5]*[.G27]+[.$K$6]*[.H27]" office:value-type="float" office:value="56.994471">
            <text:p>56.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7">
            <text:p>17</text:p>
          </table:table-cell>
          <table:table-cell table:formula="of:=[.G28]^0" office:value-type="float" office:value="1">
            <text:p>1.00</text:p>
          </table:table-cell>
          <table:table-cell office:value-type="float" office:value="4.25">
            <text:p>4.25</text:p>
          </table:table-cell>
          <table:table-cell table:formula="of:=[.G28]*[.G28]" office:value-type="float" office:value="18.0625">
            <text:p>18.06</text:p>
          </table:table-cell>
          <table:table-cell table:formula="of:=(RAND()*2-1)*[.$G$7]" office:value-type="float" office:value="0.905834902077913">
            <text:p>0.91</text:p>
          </table:table-cell>
          <table:table-cell table:formula="of:=[.$G$4]*[.F28]+[.$G$5]*[.G28]+[.$G$6]*[.H28]+[.I28]" office:value-type="float" office:value="64.5933349020779">
            <text:p>64.59</text:p>
          </table:table-cell>
          <table:table-cell table:formula="of:=[.$K$4]*[.F28]+[.$K$5]*[.G28]+[.$K$6]*[.H28]" office:value-type="float" office:value="63.682646">
            <text:p>63.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8">
            <text:p>18</text:p>
          </table:table-cell>
          <table:table-cell table:formula="of:=[.G29]^0" office:value-type="float" office:value="1">
            <text:p>1.00</text:p>
          </table:table-cell>
          <table:table-cell office:value-type="float" office:value="4.5">
            <text:p>4.50</text:p>
          </table:table-cell>
          <table:table-cell table:formula="of:=[.G29]*[.G29]" office:value-type="float" office:value="20.25">
            <text:p>20.25</text:p>
          </table:table-cell>
          <table:table-cell table:formula="of:=(RAND()*2-1)*[.$G$7]" office:value-type="float" office:value="0.136473821941763">
            <text:p>0.14</text:p>
          </table:table-cell>
          <table:table-cell table:formula="of:=[.$G$4]*[.F29]+[.$G$5]*[.G29]+[.$G$6]*[.H29]+[.I29]" office:value-type="float" office:value="70.8864738219418">
            <text:p>70.89</text:p>
          </table:table-cell>
          <table:table-cell table:formula="of:=[.$K$4]*[.F29]+[.$K$5]*[.G29]+[.$K$6]*[.H29]" office:value-type="float" office:value="70.745876">
            <text:p>70.7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">
            <text:p>19</text:p>
          </table:table-cell>
          <table:table-cell table:formula="of:=[.G30]^0" office:value-type="float" office:value="1">
            <text:p>1.00</text:p>
          </table:table-cell>
          <table:table-cell office:value-type="float" office:value="4.75">
            <text:p>4.75</text:p>
          </table:table-cell>
          <table:table-cell table:formula="of:=[.G30]*[.G30]" office:value-type="float" office:value="22.5625">
            <text:p>22.56</text:p>
          </table:table-cell>
          <table:table-cell table:formula="of:=(RAND()*2-1)*[.$G$7]" office:value-type="float" office:value="0.626500556711108">
            <text:p>0.63</text:p>
          </table:table-cell>
          <table:table-cell table:formula="of:=[.$G$4]*[.F30]+[.$G$5]*[.G30]+[.$G$6]*[.H30]+[.I30]" office:value-type="float" office:value="78.8140005567111">
            <text:p>78.81</text:p>
          </table:table-cell>
          <table:table-cell table:formula="of:=[.$K$4]*[.F30]+[.$K$5]*[.G30]+[.$K$6]*[.H30]" office:value-type="float" office:value="78.184161">
            <text:p>78.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">
            <text:p>20</text:p>
          </table:table-cell>
          <table:table-cell table:formula="of:=[.G31]^0" office:value-type="float" office:value="1">
            <text:p>1.00</text:p>
          </table:table-cell>
          <table:table-cell office:value-type="float" office:value="5">
            <text:p>5.00</text:p>
          </table:table-cell>
          <table:table-cell table:formula="of:=[.G31]*[.G31]" office:value-type="float" office:value="25">
            <text:p>25.00</text:p>
          </table:table-cell>
          <table:table-cell table:formula="of:=(RAND()*2-1)*[.$G$7]" office:value-type="float" office:value="0.0204805471003056">
            <text:p>0.02</text:p>
          </table:table-cell>
          <table:table-cell table:formula="of:=[.$G$4]*[.F31]+[.$G$5]*[.G31]+[.$G$6]*[.H31]+[.I31]" office:value-type="float" office:value="86.0204805471003">
            <text:p>86.02</text:p>
          </table:table-cell>
          <table:table-cell table:formula="of:=[.$K$4]*[.F31]+[.$K$5]*[.G31]+[.$K$6]*[.H31]" office:value-type="float" office:value="85.997501">
            <text:p>86.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1">
            <text:p>21</text:p>
          </table:table-cell>
          <table:table-cell table:formula="of:=[.G32]^0" office:value-type="float" office:value="1">
            <text:p>1.00</text:p>
          </table:table-cell>
          <table:table-cell office:value-type="float" office:value="6">
            <text:p>6.00</text:p>
          </table:table-cell>
          <table:table-cell table:formula="of:=[.G32]*[.G32]" office:value-type="float" office:value="36">
            <text:p>36.00</text:p>
          </table:table-cell>
          <table:table-cell table:formula="of:=(RAND()*2-1)*[.$G$7]" office:value-type="float" office:value="0.572080436628312">
            <text:p>0.57</text:p>
          </table:table-cell>
          <table:table-cell table:formula="of:=[.$G$4]*[.F32]+[.$G$5]*[.G32]+[.$G$6]*[.H32]+[.I32]" office:value-type="float" office:value="121.572080436628">
            <text:p>121.57</text:p>
          </table:table-cell>
          <table:table-cell table:formula="of:=[.$K$4]*[.F32]+[.$K$5]*[.G32]+[.$K$6]*[.H32]" office:value-type="float" office:value="121.001411">
            <text:p>121.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2">
            <text:p>22</text:p>
          </table:table-cell>
          <table:table-cell table:formula="of:=[.G33]^0" office:value-type="float" office:value="1">
            <text:p>1.00</text:p>
          </table:table-cell>
          <table:table-cell office:value-type="float" office:value="7">
            <text:p>7.00</text:p>
          </table:table-cell>
          <table:table-cell table:formula="of:=[.G33]*[.G33]" office:value-type="float" office:value="49">
            <text:p>49.00</text:p>
          </table:table-cell>
          <table:table-cell table:formula="of:=(RAND()*2-1)*[.$G$7]" office:value-type="float" office:value="0.757146294228733">
            <text:p>0.76</text:p>
          </table:table-cell>
          <table:table-cell table:formula="of:=[.$G$4]*[.F33]+[.$G$5]*[.G33]+[.$G$6]*[.H33]+[.I33]" office:value-type="float" office:value="162.757146294229">
            <text:p>162.76</text:p>
          </table:table-cell>
          <table:table-cell table:formula="of:=[.$K$4]*[.F33]+[.$K$5]*[.G33]+[.$K$6]*[.H33]" office:value-type="float" office:value="162.006201">
            <text:p>162.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3">
            <text:p>23</text:p>
          </table:table-cell>
          <table:table-cell table:formula="of:=[.G34]^0" office:value-type="float" office:value="1">
            <text:p>1.00</text:p>
          </table:table-cell>
          <table:table-cell office:value-type="float" office:value="8">
            <text:p>8.00</text:p>
          </table:table-cell>
          <table:table-cell table:formula="of:=[.G34]*[.G34]" office:value-type="float" office:value="64">
            <text:p>64.00</text:p>
          </table:table-cell>
          <table:table-cell table:formula="of:=(RAND()*2-1)*[.$G$7]" office:value-type="float" office:value="-0.299474583938718">
            <text:p>-0.30</text:p>
          </table:table-cell>
          <table:table-cell table:formula="of:=[.$G$4]*[.F34]+[.$G$5]*[.G34]+[.$G$6]*[.H34]+[.I34]" office:value-type="float" office:value="208.700525416061">
            <text:p>208.70</text:p>
          </table:table-cell>
          <table:table-cell table:formula="of:=[.$K$4]*[.F34]+[.$K$5]*[.G34]+[.$K$6]*[.H34]" office:value-type="float" office:value="209.011871">
            <text:p>209.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4">
            <text:p>24</text:p>
          </table:table-cell>
          <table:table-cell table:formula="of:=[.G35]^0" office:value-type="float" office:value="1">
            <text:p>1.00</text:p>
          </table:table-cell>
          <table:table-cell office:value-type="float" office:value="9">
            <text:p>9.00</text:p>
          </table:table-cell>
          <table:table-cell table:formula="of:=[.G35]*[.G35]" office:value-type="float" office:value="81">
            <text:p>81.00</text:p>
          </table:table-cell>
          <table:table-cell table:formula="of:=(RAND()*2-1)*[.$G$7]" office:value-type="float" office:value="0.390764236450195">
            <text:p>0.39</text:p>
          </table:table-cell>
          <table:table-cell table:formula="of:=[.$G$4]*[.F35]+[.$G$5]*[.G35]+[.$G$6]*[.H35]+[.I35]" office:value-type="float" office:value="262.39076423645">
            <text:p>262.39</text:p>
          </table:table-cell>
          <table:table-cell table:formula="of:=[.$K$4]*[.F35]+[.$K$5]*[.G35]+[.$K$6]*[.H35]" office:value-type="float" office:value="262.018421">
            <text:p>262.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5">
            <text:p>25</text:p>
          </table:table-cell>
          <table:table-cell table:formula="of:=[.G36]^0" office:value-type="float" office:value="1">
            <text:p>1.00</text:p>
          </table:table-cell>
          <table:table-cell office:value-type="float" office:value="10">
            <text:p>10.00</text:p>
          </table:table-cell>
          <table:table-cell table:formula="of:=[.G36]*[.G36]" office:value-type="float" office:value="100">
            <text:p>100.00</text:p>
          </table:table-cell>
          <table:table-cell table:formula="of:=(RAND()*2-1)*[.$G$7]" office:value-type="float" office:value="-0.799004358705133">
            <text:p>-0.80</text:p>
          </table:table-cell>
          <table:table-cell table:formula="of:=[.$G$4]*[.F36]+[.$G$5]*[.G36]+[.$G$6]*[.H36]+[.I36]" office:value-type="float" office:value="320.200995641295">
            <text:p>320.20</text:p>
          </table:table-cell>
          <table:table-cell table:formula="of:=[.$K$4]*[.F36]+[.$K$5]*[.G36]+[.$K$6]*[.H36]" office:value-type="float" office:value="321.025851">
            <text:p>321.0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6">
            <text:p>26</text:p>
          </table:table-cell>
          <table:table-cell table:formula="of:=[.G37]^0" office:value-type="float" office:value="1">
            <text:p>1.00</text:p>
          </table:table-cell>
          <table:table-cell office:value-type="float" office:value="11">
            <text:p>11.00</text:p>
          </table:table-cell>
          <table:table-cell table:formula="of:=[.G37]*[.G37]" office:value-type="float" office:value="121">
            <text:p>121.00</text:p>
          </table:table-cell>
          <table:table-cell table:formula="of:=(RAND()*2-1)*[.$G$7]" office:value-type="float" office:value="-0.539542742073536">
            <text:p>-0.54</text:p>
          </table:table-cell>
          <table:table-cell table:formula="of:=[.$G$4]*[.F37]+[.$G$5]*[.G37]+[.$G$6]*[.H37]+[.I37]" office:value-type="float" office:value="385.460457257926">
            <text:p>385.46</text:p>
          </table:table-cell>
          <table:table-cell table:formula="of:=[.$K$4]*[.F37]+[.$K$5]*[.G37]+[.$K$6]*[.H37]" office:value-type="float" office:value="386.034161">
            <text:p>386.0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7">
            <text:p>27</text:p>
          </table:table-cell>
          <table:table-cell table:formula="of:=[.G38]^0" office:value-type="float" office:value="1">
            <text:p>1.00</text:p>
          </table:table-cell>
          <table:table-cell office:value-type="float" office:value="12">
            <text:p>12.00</text:p>
          </table:table-cell>
          <table:table-cell table:formula="of:=[.G38]*[.G38]" office:value-type="float" office:value="144">
            <text:p>144.00</text:p>
          </table:table-cell>
          <table:table-cell table:formula="of:=(RAND()*2-1)*[.$G$7]" office:value-type="float" office:value="-0.446951844263822">
            <text:p>-0.45</text:p>
          </table:table-cell>
          <table:table-cell table:formula="of:=[.$G$4]*[.F38]+[.$G$5]*[.G38]+[.$G$6]*[.H38]+[.I38]" office:value-type="float" office:value="456.553048155736">
            <text:p>456.55</text:p>
          </table:table-cell>
          <table:table-cell table:formula="of:=[.$K$4]*[.F38]+[.$K$5]*[.G38]+[.$K$6]*[.H38]" office:value-type="float" office:value="457.043351">
            <text:p>457.0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8">
            <text:p>28</text:p>
          </table:table-cell>
          <table:table-cell table:formula="of:=[.G39]^0" office:value-type="float" office:value="1">
            <text:p>1.00</text:p>
          </table:table-cell>
          <table:table-cell office:value-type="float" office:value="13">
            <text:p>13.00</text:p>
          </table:table-cell>
          <table:table-cell table:formula="of:=[.G39]*[.G39]" office:value-type="float" office:value="169">
            <text:p>169.00</text:p>
          </table:table-cell>
          <table:table-cell table:formula="of:=(RAND()*2-1)*[.$G$7]" office:value-type="float" office:value="-0.243242554366589">
            <text:p>-0.24</text:p>
          </table:table-cell>
          <table:table-cell table:formula="of:=[.$G$4]*[.F39]+[.$G$5]*[.G39]+[.$G$6]*[.H39]+[.I39]" office:value-type="float" office:value="533.756757445633">
            <text:p>533.76</text:p>
          </table:table-cell>
          <table:table-cell table:formula="of:=[.$K$4]*[.F39]+[.$K$5]*[.G39]+[.$K$6]*[.H39]" office:value-type="float" office:value="534.053421">
            <text:p>534.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9">
            <text:p>29</text:p>
          </table:table-cell>
          <table:table-cell table:formula="of:=[.G40]^0" office:value-type="float" office:value="1">
            <text:p>1.00</text:p>
          </table:table-cell>
          <table:table-cell office:value-type="float" office:value="14">
            <text:p>14.00</text:p>
          </table:table-cell>
          <table:table-cell table:formula="of:=[.G40]*[.G40]" office:value-type="float" office:value="196">
            <text:p>196.00</text:p>
          </table:table-cell>
          <table:table-cell table:formula="of:=(RAND()*2-1)*[.$G$7]" office:value-type="float" office:value="0.135810947977006">
            <text:p>0.14</text:p>
          </table:table-cell>
          <table:table-cell table:formula="of:=[.$G$4]*[.F40]+[.$G$5]*[.G40]+[.$G$6]*[.H40]+[.I40]" office:value-type="float" office:value="617.135810947977">
            <text:p>617.14</text:p>
          </table:table-cell>
          <table:table-cell table:formula="of:=[.$K$4]*[.F40]+[.$K$5]*[.G40]+[.$K$6]*[.H40]" office:value-type="float" office:value="617.064371">
            <text:p>617.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0">
            <text:p>30</text:p>
          </table:table-cell>
          <table:table-cell table:formula="of:=[.G41]^0" office:value-type="float" office:value="1">
            <text:p>1.00</text:p>
          </table:table-cell>
          <table:table-cell office:value-type="float" office:value="15">
            <text:p>15.00</text:p>
          </table:table-cell>
          <table:table-cell table:formula="of:=[.G41]*[.G41]" office:value-type="float" office:value="225">
            <text:p>225.00</text:p>
          </table:table-cell>
          <table:table-cell table:formula="of:=(RAND()*2-1)*[.$G$7]" office:value-type="float" office:value="-0.99792592972517">
            <text:p>-1.00</text:p>
          </table:table-cell>
          <table:table-cell table:formula="of:=[.$G$4]*[.F41]+[.$G$5]*[.G41]+[.$G$6]*[.H41]+[.I41]" office:value-type="float" office:value="705.002074070275">
            <text:p>705.00</text:p>
          </table:table-cell>
          <table:table-cell table:formula="of:=[.$K$4]*[.F41]+[.$K$5]*[.G41]+[.$K$6]*[.H41]" office:value-type="float" office:value="706.076201">
            <text:p>706.0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1">
            <text:p>31</text:p>
          </table:table-cell>
          <table:table-cell table:formula="of:=[.G42]^0" office:value-type="float" office:value="1">
            <text:p>1.00</text:p>
          </table:table-cell>
          <table:table-cell office:value-type="float" office:value="16">
            <text:p>16.00</text:p>
          </table:table-cell>
          <table:table-cell table:formula="of:=[.G42]*[.G42]" office:value-type="float" office:value="256">
            <text:p>256.00</text:p>
          </table:table-cell>
          <table:table-cell table:formula="of:=(RAND()*2-1)*[.$G$7]" office:value-type="float" office:value="-0.640782799571753">
            <text:p>-0.64</text:p>
          </table:table-cell>
          <table:table-cell table:formula="of:=[.$G$4]*[.F42]+[.$G$5]*[.G42]+[.$G$6]*[.H42]+[.I42]" office:value-type="float" office:value="800.359217200428">
            <text:p>800.36</text:p>
          </table:table-cell>
          <table:table-cell table:formula="of:=[.$K$4]*[.F42]+[.$K$5]*[.G42]+[.$K$6]*[.H42]" office:value-type="float" office:value="801.088911">
            <text:p>801.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2">
            <text:p>32</text:p>
          </table:table-cell>
          <table:table-cell table:formula="of:=[.G43]^0" office:value-type="float" office:value="1">
            <text:p>1.00</text:p>
          </table:table-cell>
          <table:table-cell office:value-type="float" office:value="17">
            <text:p>17.00</text:p>
          </table:table-cell>
          <table:table-cell table:formula="of:=[.G43]*[.G43]" office:value-type="float" office:value="289">
            <text:p>289.00</text:p>
          </table:table-cell>
          <table:table-cell table:formula="of:=(RAND()*2-1)*[.$G$7]" office:value-type="float" office:value="-0.145144131965935">
            <text:p>-0.15</text:p>
          </table:table-cell>
          <table:table-cell table:formula="of:=[.$G$4]*[.F43]+[.$G$5]*[.G43]+[.$G$6]*[.H43]+[.I43]" office:value-type="float" office:value="901.854855868034">
            <text:p>901.85</text:p>
          </table:table-cell>
          <table:table-cell table:formula="of:=[.$K$4]*[.F43]+[.$K$5]*[.G43]+[.$K$6]*[.H43]" office:value-type="float" office:value="902.102501">
            <text:p>902.1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3">
            <text:p>33</text:p>
          </table:table-cell>
          <table:table-cell table:formula="of:=[.G44]^0" office:value-type="float" office:value="1">
            <text:p>1.00</text:p>
          </table:table-cell>
          <table:table-cell office:value-type="float" office:value="18">
            <text:p>18.00</text:p>
          </table:table-cell>
          <table:table-cell table:formula="of:=[.G44]*[.G44]" office:value-type="float" office:value="324">
            <text:p>324.00</text:p>
          </table:table-cell>
          <table:table-cell table:formula="of:=(RAND()*2-1)*[.$G$7]" office:value-type="float" office:value="0.816591033712029">
            <text:p>0.82</text:p>
          </table:table-cell>
          <table:table-cell table:formula="of:=[.$G$4]*[.F44]+[.$G$5]*[.G44]+[.$G$6]*[.H44]+[.I44]" office:value-type="float" office:value="1009.81659103371">
            <text:p>1009.82</text:p>
          </table:table-cell>
          <table:table-cell table:formula="of:=[.$K$4]*[.F44]+[.$K$5]*[.G44]+[.$K$6]*[.H44]" office:value-type="float" office:value="1009.116971">
            <text:p>1009.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4">
            <text:p>34</text:p>
          </table:table-cell>
          <table:table-cell table:formula="of:=[.G45]^0" office:value-type="float" office:value="1">
            <text:p>1.00</text:p>
          </table:table-cell>
          <table:table-cell office:value-type="float" office:value="19">
            <text:p>19.00</text:p>
          </table:table-cell>
          <table:table-cell table:formula="of:=[.G45]*[.G45]" office:value-type="float" office:value="361">
            <text:p>361.00</text:p>
          </table:table-cell>
          <table:table-cell table:formula="of:=(RAND()*2-1)*[.$G$7]" office:value-type="float" office:value="0.47474534297362">
            <text:p>0.47</text:p>
          </table:table-cell>
          <table:table-cell table:formula="of:=[.$G$4]*[.F45]+[.$G$5]*[.G45]+[.$G$6]*[.H45]+[.I45]" office:value-type="float" office:value="1122.47474534297">
            <text:p>1122.47</text:p>
          </table:table-cell>
          <table:table-cell table:formula="of:=[.$K$4]*[.F45]+[.$K$5]*[.G45]+[.$K$6]*[.H45]" office:value-type="float" office:value="1122.132321">
            <text:p>1122.1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5">
            <text:p>35</text:p>
          </table:table-cell>
          <table:table-cell table:formula="of:=[.G46]^0" office:value-type="float" office:value="1">
            <text:p>1.00</text:p>
          </table:table-cell>
          <table:table-cell office:value-type="float" office:value="20">
            <text:p>20.00</text:p>
          </table:table-cell>
          <table:table-cell table:formula="of:=[.G46]*[.G46]" office:value-type="float" office:value="400">
            <text:p>400.00</text:p>
          </table:table-cell>
          <table:table-cell table:formula="of:=(RAND()*2-1)*[.$G$7]" office:value-type="float" office:value="0.205939280800521">
            <text:p>0.21</text:p>
          </table:table-cell>
          <table:table-cell table:formula="of:=[.$G$4]*[.F46]+[.$G$5]*[.G46]+[.$G$6]*[.H46]+[.I46]" office:value-type="float" office:value="1241.2059392808">
            <text:p>1241.21</text:p>
          </table:table-cell>
          <table:table-cell table:formula="of:=[.$K$4]*[.F46]+[.$K$5]*[.G46]+[.$K$6]*[.H46]" office:value-type="float" office:value="1241.148551">
            <text:p>1241.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6">
            <text:p>36</text:p>
          </table:table-cell>
          <table:table-cell table:formula="of:=[.G47]^0" office:value-type="float" office:value="1">
            <text:p>1.00</text:p>
          </table:table-cell>
          <table:table-cell office:value-type="float" office:value="21">
            <text:p>21.00</text:p>
          </table:table-cell>
          <table:table-cell table:formula="of:=[.G47]*[.G47]" office:value-type="float" office:value="441">
            <text:p>441.00</text:p>
          </table:table-cell>
          <table:table-cell table:formula="of:=(RAND()*2-1)*[.$G$7]" office:value-type="float" office:value="-0.35957404691726">
            <text:p>-0.36</text:p>
          </table:table-cell>
          <table:table-cell table:formula="of:=[.$G$4]*[.F47]+[.$G$5]*[.G47]+[.$G$6]*[.H47]+[.I47]" office:value-type="float" office:value="1365.64042595308">
            <text:p>1365.64</text:p>
          </table:table-cell>
          <table:table-cell table:formula="of:=[.$K$4]*[.F47]+[.$K$5]*[.G47]+[.$K$6]*[.H47]" office:value-type="float" office:value="1366.165661">
            <text:p>1366.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7">
            <text:p>37</text:p>
          </table:table-cell>
          <table:table-cell table:formula="of:=[.G48]^0" office:value-type="float" office:value="1">
            <text:p>1.00</text:p>
          </table:table-cell>
          <table:table-cell office:value-type="float" office:value="22">
            <text:p>22.00</text:p>
          </table:table-cell>
          <table:table-cell table:formula="of:=[.G48]*[.G48]" office:value-type="float" office:value="484">
            <text:p>484.00</text:p>
          </table:table-cell>
          <table:table-cell table:formula="of:=(RAND()*2-1)*[.$G$7]" office:value-type="float" office:value="-0.991819535847753">
            <text:p>-0.99</text:p>
          </table:table-cell>
          <table:table-cell table:formula="of:=[.$G$4]*[.F48]+[.$G$5]*[.G48]+[.$G$6]*[.H48]+[.I48]" office:value-type="float" office:value="1496.00818046415">
            <text:p>1496.01</text:p>
          </table:table-cell>
          <table:table-cell table:formula="of:=[.$K$4]*[.F48]+[.$K$5]*[.G48]+[.$K$6]*[.H48]" office:value-type="float" office:value="1497.183651">
            <text:p>1497.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8">
            <text:p>38</text:p>
          </table:table-cell>
          <table:table-cell table:formula="of:=[.G49]^0" office:value-type="float" office:value="1">
            <text:p>1.00</text:p>
          </table:table-cell>
          <table:table-cell office:value-type="float" office:value="23">
            <text:p>23.00</text:p>
          </table:table-cell>
          <table:table-cell table:formula="of:=[.G49]*[.G49]" office:value-type="float" office:value="529">
            <text:p>529.00</text:p>
          </table:table-cell>
          <table:table-cell table:formula="of:=(RAND()*2-1)*[.$G$7]" office:value-type="float" office:value="0.855029265861958">
            <text:p>0.86</text:p>
          </table:table-cell>
          <table:table-cell table:formula="of:=[.$G$4]*[.F49]+[.$G$5]*[.G49]+[.$G$6]*[.H49]+[.I49]" office:value-type="float" office:value="1634.85502926586">
            <text:p>1634.86</text:p>
          </table:table-cell>
          <table:table-cell table:formula="of:=[.$K$4]*[.F49]+[.$K$5]*[.G49]+[.$K$6]*[.H49]" office:value-type="float" office:value="1634.202521">
            <text:p>1634.2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9">
            <text:p>39</text:p>
          </table:table-cell>
          <table:table-cell table:formula="of:=[.G50]^0" office:value-type="float" office:value="1">
            <text:p>1.00</text:p>
          </table:table-cell>
          <table:table-cell office:value-type="float" office:value="24">
            <text:p>24.00</text:p>
          </table:table-cell>
          <table:table-cell table:formula="of:=[.G50]*[.G50]" office:value-type="float" office:value="576">
            <text:p>576.00</text:p>
          </table:table-cell>
          <table:table-cell table:formula="of:=(RAND()*2-1)*[.$G$7]" office:value-type="float" office:value="0.0738970818929374">
            <text:p>0.07</text:p>
          </table:table-cell>
          <table:table-cell table:formula="of:=[.$G$4]*[.F50]+[.$G$5]*[.G50]+[.$G$6]*[.H50]+[.I50]" office:value-type="float" office:value="1777.07389708189">
            <text:p>1777.07</text:p>
          </table:table-cell>
          <table:table-cell table:formula="of:=[.$K$4]*[.F50]+[.$K$5]*[.G50]+[.$K$6]*[.H50]" office:value-type="float" office:value="1777.222271">
            <text:p>1777.2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0">
            <text:p>40</text:p>
          </table:table-cell>
          <table:table-cell table:formula="of:=[.G51]^0" office:value-type="float" office:value="1">
            <text:p>1.00</text:p>
          </table:table-cell>
          <table:table-cell office:value-type="float" office:value="25">
            <text:p>25.00</text:p>
          </table:table-cell>
          <table:table-cell table:formula="of:=[.G51]*[.G51]" office:value-type="float" office:value="625">
            <text:p>625.00</text:p>
          </table:table-cell>
          <table:table-cell table:formula="of:=(RAND()*2-1)*[.$G$7]" office:value-type="float" office:value="0.113420330919325">
            <text:p>0.11</text:p>
          </table:table-cell>
          <table:table-cell table:formula="of:=[.$G$4]*[.F51]+[.$G$5]*[.G51]+[.$G$6]*[.H51]+[.I51]" office:value-type="float" office:value="1926.11342033092">
            <text:p>1926.11</text:p>
          </table:table-cell>
          <table:table-cell table:formula="of:=[.$K$4]*[.F51]+[.$K$5]*[.G51]+[.$K$6]*[.H51]" office:value-type="float" office:value="1926.242901">
            <text:p>1926.2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1">
            <text:p>41</text:p>
          </table:table-cell>
          <table:table-cell table:formula="of:=[.G52]^0" office:value-type="float" office:value="1">
            <text:p>1.00</text:p>
          </table:table-cell>
          <table:table-cell office:value-type="float" office:value="26">
            <text:p>26.00</text:p>
          </table:table-cell>
          <table:table-cell table:formula="of:=[.G52]*[.G52]" office:value-type="float" office:value="676">
            <text:p>676.00</text:p>
          </table:table-cell>
          <table:table-cell table:formula="of:=(RAND()*2-1)*[.$G$7]" office:value-type="float" office:value="-0.474585708696395">
            <text:p>-0.47</text:p>
          </table:table-cell>
          <table:table-cell table:formula="of:=[.$G$4]*[.F52]+[.$G$5]*[.G52]+[.$G$6]*[.H52]+[.I52]" office:value-type="float" office:value="2080.5254142913">
            <text:p>2080.53</text:p>
          </table:table-cell>
          <table:table-cell table:formula="of:=[.$K$4]*[.F52]+[.$K$5]*[.G52]+[.$K$6]*[.H52]" office:value-type="float" office:value="2081.264411">
            <text:p>2081.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2">
            <text:p>42</text:p>
          </table:table-cell>
          <table:table-cell table:formula="of:=[.G53]^0" office:value-type="float" office:value="1">
            <text:p>1.00</text:p>
          </table:table-cell>
          <table:table-cell office:value-type="float" office:value="27">
            <text:p>27.00</text:p>
          </table:table-cell>
          <table:table-cell table:formula="of:=[.G53]*[.G53]" office:value-type="float" office:value="729">
            <text:p>729.00</text:p>
          </table:table-cell>
          <table:table-cell table:formula="of:=(RAND()*2-1)*[.$G$7]" office:value-type="float" office:value="0.273608278948814">
            <text:p>0.27</text:p>
          </table:table-cell>
          <table:table-cell table:formula="of:=[.$G$4]*[.F53]+[.$G$5]*[.G53]+[.$G$6]*[.H53]+[.I53]" office:value-type="float" office:value="2242.27360827895">
            <text:p>2242.27</text:p>
          </table:table-cell>
          <table:table-cell table:formula="of:=[.$K$4]*[.F53]+[.$K$5]*[.G53]+[.$K$6]*[.H53]" office:value-type="float" office:value="2242.286801">
            <text:p>2242.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3">
            <text:p>43</text:p>
          </table:table-cell>
          <table:table-cell table:formula="of:=[.G54]^0" office:value-type="float" office:value="1">
            <text:p>1.00</text:p>
          </table:table-cell>
          <table:table-cell office:value-type="float" office:value="28">
            <text:p>28.00</text:p>
          </table:table-cell>
          <table:table-cell table:formula="of:=[.G54]*[.G54]" office:value-type="float" office:value="784">
            <text:p>784.00</text:p>
          </table:table-cell>
          <table:table-cell table:formula="of:=(RAND()*2-1)*[.$G$7]" office:value-type="float" office:value="0.973148968536407">
            <text:p>0.97</text:p>
          </table:table-cell>
          <table:table-cell table:formula="of:=[.$G$4]*[.F54]+[.$G$5]*[.G54]+[.$G$6]*[.H54]+[.I54]" office:value-type="float" office:value="2409.97314896854">
            <text:p>2409.97</text:p>
          </table:table-cell>
          <table:table-cell table:formula="of:=[.$K$4]*[.F54]+[.$K$5]*[.G54]+[.$K$6]*[.H54]" office:value-type="float" office:value="2409.310071">
            <text:p>2409.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4">
            <text:p>44</text:p>
          </table:table-cell>
          <table:table-cell table:formula="of:=[.G55]^0" office:value-type="float" office:value="1">
            <text:p>1.00</text:p>
          </table:table-cell>
          <table:table-cell office:value-type="float" office:value="29">
            <text:p>29.00</text:p>
          </table:table-cell>
          <table:table-cell table:formula="of:=[.G55]*[.G55]" office:value-type="float" office:value="841">
            <text:p>841.00</text:p>
          </table:table-cell>
          <table:table-cell table:formula="of:=(RAND()*2-1)*[.$G$7]" office:value-type="float" office:value="-0.1410464765504">
            <text:p>-0.14</text:p>
          </table:table-cell>
          <table:table-cell table:formula="of:=[.$G$4]*[.F55]+[.$G$5]*[.G55]+[.$G$6]*[.H55]+[.I55]" office:value-type="float" office:value="2581.85895352345">
            <text:p>2581.86</text:p>
          </table:table-cell>
          <table:table-cell table:formula="of:=[.$K$4]*[.F55]+[.$K$5]*[.G55]+[.$K$6]*[.H55]" office:value-type="float" office:value="2582.334221">
            <text:p>2582.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5">
            <text:p>45</text:p>
          </table:table-cell>
          <table:table-cell table:formula="of:=[.G56]^0" office:value-type="float" office:value="1">
            <text:p>1.00</text:p>
          </table:table-cell>
          <table:table-cell office:value-type="float" office:value="30">
            <text:p>30.00</text:p>
          </table:table-cell>
          <table:table-cell table:formula="of:=[.G56]*[.G56]" office:value-type="float" office:value="900">
            <text:p>900.00</text:p>
          </table:table-cell>
          <table:table-cell table:formula="of:=(RAND()*2-1)*[.$G$7]" office:value-type="float" office:value="-0.352607329376042">
            <text:p>-0.35</text:p>
          </table:table-cell>
          <table:table-cell table:formula="of:=[.$G$4]*[.F56]+[.$G$5]*[.G56]+[.$G$6]*[.H56]+[.I56]" office:value-type="float" office:value="2760.64739267062">
            <text:p>2760.65</text:p>
          </table:table-cell>
          <table:table-cell table:formula="of:=[.$K$4]*[.F56]+[.$K$5]*[.G56]+[.$K$6]*[.H56]" office:value-type="float" office:value="2761.359251">
            <text:p>2761.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6">
            <text:p>46</text:p>
          </table:table-cell>
          <table:table-cell table:formula="of:=[.G57]^0" office:value-type="float" office:value="1">
            <text:p>1.00</text:p>
          </table:table-cell>
          <table:table-cell office:value-type="float" office:value="31">
            <text:p>31.00</text:p>
          </table:table-cell>
          <table:table-cell table:formula="of:=[.G57]*[.G57]" office:value-type="float" office:value="961">
            <text:p>961.00</text:p>
          </table:table-cell>
          <table:table-cell table:formula="of:=(RAND()*2-1)*[.$G$7]" office:value-type="float" office:value="0.378525948151946">
            <text:p>0.38</text:p>
          </table:table-cell>
          <table:table-cell table:formula="of:=[.$G$4]*[.F57]+[.$G$5]*[.G57]+[.$G$6]*[.H57]+[.I57]" office:value-type="float" office:value="2946.37852594815">
            <text:p>2946.38</text:p>
          </table:table-cell>
          <table:table-cell table:formula="of:=[.$K$4]*[.F57]+[.$K$5]*[.G57]+[.$K$6]*[.H57]" office:value-type="float" office:value="2946.385161">
            <text:p>2946.3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7">
            <text:p>47</text:p>
          </table:table-cell>
          <table:table-cell table:formula="of:=[.G58]^0" office:value-type="float" office:value="1">
            <text:p>1.00</text:p>
          </table:table-cell>
          <table:table-cell office:value-type="float" office:value="32">
            <text:p>32.00</text:p>
          </table:table-cell>
          <table:table-cell table:formula="of:=[.G58]*[.G58]" office:value-type="float" office:value="1024">
            <text:p>1024.00</text:p>
          </table:table-cell>
          <table:table-cell table:formula="of:=(RAND()*2-1)*[.$G$7]" office:value-type="float" office:value="0.134467748459429">
            <text:p>0.13</text:p>
          </table:table-cell>
          <table:table-cell table:formula="of:=[.$G$4]*[.F58]+[.$G$5]*[.G58]+[.$G$6]*[.H58]+[.I58]" office:value-type="float" office:value="3137.13446774846">
            <text:p>3137.13</text:p>
          </table:table-cell>
          <table:table-cell table:formula="of:=[.$K$4]*[.F58]+[.$K$5]*[.G58]+[.$K$6]*[.H58]" office:value-type="float" office:value="3137.411951">
            <text:p>3137.4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8">
            <text:p>48</text:p>
          </table:table-cell>
          <table:table-cell table:formula="of:=[.G59]^0" office:value-type="float" office:value="1">
            <text:p>1.00</text:p>
          </table:table-cell>
          <table:table-cell office:value-type="float" office:value="33">
            <text:p>33.00</text:p>
          </table:table-cell>
          <table:table-cell table:formula="of:=[.G59]*[.G59]" office:value-type="float" office:value="1089">
            <text:p>1089.00</text:p>
          </table:table-cell>
          <table:table-cell table:formula="of:=(RAND()*2-1)*[.$G$7]" office:value-type="float" office:value="-0.912455009762198">
            <text:p>-0.91</text:p>
          </table:table-cell>
          <table:table-cell table:formula="of:=[.$G$4]*[.F59]+[.$G$5]*[.G59]+[.$G$6]*[.H59]+[.I59]" office:value-type="float" office:value="3333.08754499024">
            <text:p>3333.09</text:p>
          </table:table-cell>
          <table:table-cell table:formula="of:=[.$K$4]*[.F59]+[.$K$5]*[.G59]+[.$K$6]*[.H59]" office:value-type="float" office:value="3334.439621">
            <text:p>3334.4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9">
            <text:p>49</text:p>
          </table:table-cell>
          <table:table-cell table:formula="of:=[.G60]^0" office:value-type="float" office:value="1">
            <text:p>1.00</text:p>
          </table:table-cell>
          <table:table-cell office:value-type="float" office:value="34">
            <text:p>34.00</text:p>
          </table:table-cell>
          <table:table-cell table:formula="of:=[.G60]*[.G60]" office:value-type="float" office:value="1156">
            <text:p>1156.00</text:p>
          </table:table-cell>
          <table:table-cell table:formula="of:=(RAND()*2-1)*[.$G$7]" office:value-type="float" office:value="-0.07392752263695">
            <text:p>-0.07</text:p>
          </table:table-cell>
          <table:table-cell table:formula="of:=[.$G$4]*[.F60]+[.$G$5]*[.G60]+[.$G$6]*[.H60]+[.I60]" office:value-type="float" office:value="3536.92607247736">
            <text:p>3536.93</text:p>
          </table:table-cell>
          <table:table-cell table:formula="of:=[.$K$4]*[.F60]+[.$K$5]*[.G60]+[.$K$6]*[.H60]" office:value-type="float" office:value="3537.468171">
            <text:p>3537.4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0">
            <text:p>50</text:p>
          </table:table-cell>
          <table:table-cell table:formula="of:=[.G61]^0" office:value-type="float" office:value="1">
            <text:p>1.00</text:p>
          </table:table-cell>
          <table:table-cell office:value-type="float" office:value="35">
            <text:p>35.00</text:p>
          </table:table-cell>
          <table:table-cell table:formula="of:=[.G61]*[.G61]" office:value-type="float" office:value="1225">
            <text:p>1225.00</text:p>
          </table:table-cell>
          <table:table-cell table:formula="of:=(RAND()*2-1)*[.$G$7]" office:value-type="float" office:value="0.988544032443315">
            <text:p>0.99</text:p>
          </table:table-cell>
          <table:table-cell table:formula="of:=[.$G$4]*[.F61]+[.$G$5]*[.G61]+[.$G$6]*[.H61]+[.I61]" office:value-type="float" office:value="3746.98854403244">
            <text:p>3746.99</text:p>
          </table:table-cell>
          <table:table-cell table:formula="of:=[.$K$4]*[.F61]+[.$K$5]*[.G61]+[.$K$6]*[.H61]" office:value-type="float" office:value="3746.497601">
            <text:p>3746.50</text:p>
          </table:table-cell>
          <table:table-cell table:number-columns-repeated="2"/>
        </table:table-row>
        <table:table-row table:style-name="ro1" table:number-rows-repeated="104851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arkSort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3"/>
          <table:table-cell table:style-name="ce7" office:value-type="string">
            <text:p>MARK SORT ANALYSIS</text:p>
          </table:table-cell>
          <table:table-cell table:number-columns-repeated="5"/>
        </table:table-row>
        <table:table-row table:style-name="ro1">
          <table:table-cell table:style-name="ce1" office:value-type="string">
            <text:p>C0 =</text:p>
          </table:table-cell>
          <table:table-cell office:value-type="float" office:value="2.99908">
            <text:p>2.99908</text:p>
          </table:table-cell>
          <table:table-cell table:number-columns-repeated="3"/>
          <table:table-cell table:style-name="ce1" office:value-type="string">
            <text:p>C0 =</text:p>
          </table:table-cell>
          <table:table-cell table:style-name="ce8" office:value-type="float" office:value="0.00000000302829">
            <text:p>3.03E-009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6" office:value-type="string">
            <text:p>N</text:p>
          </table:table-cell>
          <table:table-cell table:style-name="ce6" office:value-type="string">
            <text:p>N^2</text:p>
          </table:table-cell>
          <table:table-cell table:style-name="ce6" office:value-type="string">
            <text:p>Operations'</text:p>
          </table:table-cell>
          <table:table-cell table:style-name="ce6" office:value-type="string">
            <text:p>Operations</text:p>
          </table:table-cell>
          <table:table-cell table:style-name="ce6"/>
          <table:table-cell table:style-name="ce6" office:value-type="string">
            <text:p>N</text:p>
          </table:table-cell>
          <table:table-cell table:style-name="ce6" office:value-type="string">
            <text:p>N^2</text:p>
          </table:table-cell>
          <table:table-cell table:style-name="ce6" office:value-type="string">
            <text:p>Time (S)'</text:p>
          </table:table-cell>
          <table:table-cell table:style-name="ce6" office:value-type="string">
            <text:p>Time (S)</text:p>
          </table:table-cell>
        </table:table-row>
        <table:table-row table:style-name="ro1">
          <table:table-cell table:formula="of:=10^3" office:value-type="float" office:value="1000">
            <text:p>1000</text:p>
          </table:table-cell>
          <table:table-cell table:formula="of:=[.A5]^2" office:value-type="float" office:value="1000000">
            <text:p>1000000</text:p>
          </table:table-cell>
          <table:table-cell table:formula="of:=3*10^6" office:value-type="float" office:value="3000000">
            <text:p>3000000</text:p>
          </table:table-cell>
          <table:table-cell table:formula="of:=[.B$2]*[.B5]" office:value-type="float" office:value="2999080">
            <text:p>2999080</text:p>
          </table:table-cell>
          <table:table-cell/>
          <table:table-cell table:formula="of:=2*10^4" office:value-type="float" office:value="20000">
            <text:p>20000</text:p>
          </table:table-cell>
          <table:table-cell table:formula="of:=[.F5]^2" office:value-type="float" office:value="400000000">
            <text:p>400000000</text:p>
          </table:table-cell>
          <table:table-cell office:value-type="float" office:value="1">
            <text:p>1</text:p>
          </table:table-cell>
          <table:table-cell table:formula="of:=[.G$2]*[.G5]" office:value-type="float" office:value="1.211316">
            <text:p>1.211316</text:p>
          </table:table-cell>
        </table:table-row>
        <table:table-row table:style-name="ro1">
          <table:table-cell table:formula="of:=2*10^3" office:value-type="float" office:value="2000">
            <text:p>2000</text:p>
          </table:table-cell>
          <table:table-cell table:formula="of:=[.A6]^2" office:value-type="float" office:value="4000000">
            <text:p>4000000</text:p>
          </table:table-cell>
          <table:table-cell table:formula="of:=12*10^6" office:value-type="float" office:value="12000000">
            <text:p>12000000</text:p>
          </table:table-cell>
          <table:table-cell table:formula="of:=[.B$2]*[.B6]" office:value-type="float" office:value="11996320">
            <text:p>11996320</text:p>
          </table:table-cell>
          <table:table-cell/>
          <table:table-cell table:formula="of:=4*10^4" office:value-type="float" office:value="40000">
            <text:p>40000</text:p>
          </table:table-cell>
          <table:table-cell table:formula="of:=[.F6]^2" office:value-type="float" office:value="1600000000">
            <text:p>1600000000</text:p>
          </table:table-cell>
          <table:table-cell office:value-type="float" office:value="5">
            <text:p>5</text:p>
          </table:table-cell>
          <table:table-cell table:formula="of:=[.G$2]*[.G6]" office:value-type="float" office:value="4.845264">
            <text:p>4.845264</text:p>
          </table:table-cell>
        </table:table-row>
        <table:table-row table:style-name="ro1">
          <table:table-cell table:formula="of:=4*10^3" office:value-type="float" office:value="4000">
            <text:p>4000</text:p>
          </table:table-cell>
          <table:table-cell table:formula="of:=[.A7]^2" office:value-type="float" office:value="16000000">
            <text:p>16000000</text:p>
          </table:table-cell>
          <table:table-cell table:formula="of:=48*10^6" office:value-type="float" office:value="48000000">
            <text:p>48000000</text:p>
          </table:table-cell>
          <table:table-cell table:formula="of:=[.B$2]*[.B7]" office:value-type="float" office:value="47985280">
            <text:p>47985280</text:p>
          </table:table-cell>
          <table:table-cell/>
          <table:table-cell table:formula="of:=8*10^4" office:value-type="float" office:value="80000">
            <text:p>80000</text:p>
          </table:table-cell>
          <table:table-cell table:formula="of:=[.F7]^2" office:value-type="float" office:value="6400000000">
            <text:p>6400000000</text:p>
          </table:table-cell>
          <table:table-cell office:value-type="float" office:value="19">
            <text:p>19</text:p>
          </table:table-cell>
          <table:table-cell table:formula="of:=[.G$2]*[.G7]" office:value-type="float" office:value="19.381056">
            <text:p>19.381056</text:p>
          </table:table-cell>
        </table:table-row>
        <table:table-row table:style-name="ro1">
          <table:table-cell table:formula="of:=8*10^3" office:value-type="float" office:value="8000">
            <text:p>8000</text:p>
          </table:table-cell>
          <table:table-cell table:formula="of:=[.A8]^2" office:value-type="float" office:value="64000000">
            <text:p>64000000</text:p>
          </table:table-cell>
          <table:table-cell table:formula="of:=191*10^6" office:value-type="float" office:value="191000000">
            <text:p>191000000</text:p>
          </table:table-cell>
          <table:table-cell table:formula="of:=[.B$2]*[.B8]" office:value-type="float" office:value="191941120">
            <text:p>191941120</text:p>
          </table:table-cell>
          <table:table-cell/>
          <table:table-cell table:formula="of:=16*10^4" office:value-type="float" office:value="160000">
            <text:p>160000</text:p>
          </table:table-cell>
          <table:table-cell table:formula="of:=[.F8]^2" office:value-type="float" office:value="25600000000">
            <text:p>25600000000</text:p>
          </table:table-cell>
          <table:table-cell office:value-type="float" office:value="78">
            <text:p>78</text:p>
          </table:table-cell>
          <table:table-cell table:formula="of:=[.G$2]*[.G8]" office:value-type="float" office:value="77.524224">
            <text:p>77.524224</text:p>
          </table:table-cell>
        </table:table-row>
        <table:table-row table:style-name="ro1">
          <table:table-cell table:formula="of:=16*10^3" office:value-type="float" office:value="16000">
            <text:p>16000</text:p>
          </table:table-cell>
          <table:table-cell table:formula="of:=[.A9]^2" office:value-type="float" office:value="256000000">
            <text:p>256000000</text:p>
          </table:table-cell>
          <table:table-cell table:formula="of:=768*10^6" office:value-type="float" office:value="768000000">
            <text:p>768000000</text:p>
          </table:table-cell>
          <table:table-cell table:formula="of:=[.B$2]*[.B9]" office:value-type="float" office:value="767764480">
            <text:p>767764480</text:p>
          </table:table-cell>
          <table:table-cell/>
          <table:table-cell table:formula="of:=32*10^4" office:value-type="float" office:value="320000">
            <text:p>320000</text:p>
          </table:table-cell>
          <table:table-cell table:formula="of:=[.F9]^2" office:value-type="float" office:value="102400000000">
            <text:p>102400000000</text:p>
          </table:table-cell>
          <table:table-cell office:value-type="float" office:value="310">
            <text:p>310</text:p>
          </table:table-cell>
          <table:table-cell table:formula="of:=[.G$2]*[.G9]" office:value-type="float" office:value="310.096896">
            <text:p>310.096896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>
            <draw:frame table:end-cell-address="MarkSort.H32" table:end-x="0.5189in" table:end-y="0.124in" draw:z-index="0" draw:style-name="gr1" draw:text-style-name="P1" svg:width="6.2988in" svg:height="3.5429in" svg:x="0.0398in" svg:y="0.1374in">
              <draw:object draw:notify-on-update-of-ranges="MarkSort.C4:MarkSort.C4 MarkSort.C5:MarkSort.C9 MarkSort.A5:MarkSort.A9 MarkSort.D4:MarkSort.D4 MarkSort.D5:MarkSort.D9 MarkSort.A5:MarkSort.A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>
            <draw:frame table:end-cell-address="MarkSort.P32" table:end-x="0.0949in" table:end-y="0.0193in" draw:z-index="1" draw:style-name="gr1" draw:text-style-name="P1" svg:width="6.2988in" svg:height="3.5429in" svg:x="0.0193in" svg:y="0.0327in">
              <draw:object draw:notify-on-update-of-ranges="MarkSort.A4:MarkSort.A4 MarkSort.F5:MarkSort.F9 MarkSort.H4:MarkSort.H4 MarkSort.H5:MarkSort.H9 MarkSort.I4:MarkSort.I4 MarkSort.I5:MarkSort.I9 MarkSort.F5:MarkSort.F9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NLogN" table:style-name="ta1" table:print="false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7" table:default-cell-style-name="ce3"/>
        <table:table-column table:style-name="co1" table:number-columns-repeated="2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ce4" office:value-type="string">
            <text:p>f(r) = C0*R0+C1*Log(R1)+C2*R1*Log(R1)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5" office:value-type="string">
            <text:p>Deriv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>
            <text:p>1.00</text:p>
          </table:table-cell>
          <table:table-cell office:value-type="string">
            <text:p><text:s/>= C0</text:p>
          </table:table-cell>
          <table:table-cell/>
          <table:table-cell office:value-type="string">
            <text:p>C0 =</text:p>
          </table:table-cell>
          <table:table-cell office:value-type="float" office:value="0.967174">
            <text:p>0.9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">
            <text:p>2.00</text:p>
          </table:table-cell>
          <table:table-cell office:value-type="string">
            <text:p><text:s/>= C1</text:p>
          </table:table-cell>
          <table:table-cell/>
          <table:table-cell office:value-type="string">
            <text:p>C1 =</text:p>
          </table:table-cell>
          <table:table-cell office:value-type="float" office:value="2.04111">
            <text:p>2.0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office:value-type="float" office:value="3">
            <text:p>3.00</text:p>
          </table:table-cell>
          <table:table-cell office:value-type="string">
            <text:p><text:s/>= C2</text:p>
          </table:table-cell>
          <table:table-cell/>
          <table:table-cell office:value-type="string">
            <text:p>C2 =</text:p>
          </table:table-cell>
          <table:table-cell office:value-type="float" office:value="2.99661">
            <text:p>3.0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">
            <text:p>1.00</text:p>
          </table:table-cell>
          <table:table-cell table:style-name="ce4" office:value-type="string">
            <text:p><text:s/>= Noise Magnitude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7"/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>
            <text:p>r0</text:p>
          </table:table-cell>
          <table:table-cell office:value-type="string">
            <text:p>r1</text:p>
          </table:table-cell>
          <table:table-cell office:value-type="string">
            <text:p>Log(R1)</text:p>
          </table:table-cell>
          <table:table-cell office:value-type="string">
            <text:p>R1*Log(R1)</text:p>
          </table:table-cell>
          <table:table-cell/>
          <table:table-cell office:value-type="string">
            <text:p>f </text:p>
          </table:table-cell>
          <table:table-cell table:number-columns-repeated="2"/>
          <table:table-cell>
            <draw:frame table:end-cell-address="NLogN.U30" table:end-x="0.1154in" table:end-y="0.0264in" draw:z-index="0" draw:style-name="gr1" draw:text-style-name="P1" svg:width="6.2988in" svg:height="3.5429in" svg:x="0.0398in" svg:y="0.0398in">
              <draw:object draw:notify-on-update-of-ranges="NLogN.E12:NLogN.E61 NLogN.M10:NLogN.M11 NLogN.M12:NLogN.M61 NLogN.E12:NLogN.E61 NLogN.K11:NLogN.K11 NLogN.K12:NLogN.K61 NLogN.E12:NLogN.E61 NLogN.L11:NLogN.L11 NLogN.L12:NLogN.L6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4"/>
          <table:table-cell office:value-type="string">
            <text:p>N</text:p>
          </table:table-cell>
          <table:table-cell office:value-type="string">
            <text:p>N^0</text:p>
          </table:table-cell>
          <table:table-cell office:value-type="string">
            <text:p>N</text:p>
          </table:table-cell>
          <table:table-cell office:value-type="string">
            <text:p>log(N)</text:p>
          </table:table-cell>
          <table:table-cell office:value-type="string">
            <text:p>Nlog(N)</text:p>
          </table:table-cell>
          <table:table-cell office:value-type="string">
            <text:p>Noise</text:p>
          </table:table-cell>
          <table:table-cell office:value-type="string">
            <text:p>Function</text:p>
          </table:table-cell>
          <table:table-cell office:value-type="string">
            <text:p>Fcalc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G12]^0" office:value-type="float" office:value="1">
            <text:p>1.00</text:p>
          </table:table-cell>
          <table:table-cell office:value-type="float" office:value="0.25">
            <text:p>0.25</text:p>
          </table:table-cell>
          <table:table-cell table:formula="of:=LOG([.G12])" office:value-type="float" office:value="-0.602059991327962">
            <text:p>-0.60</text:p>
          </table:table-cell>
          <table:table-cell table:formula="of:=[.G12]*[.H12]" office:value-type="float" office:value="-0.150514997831991">
            <text:p>-0.15</text:p>
          </table:table-cell>
          <table:table-cell table:formula="of:=(RAND()*2-1)*[.$G$7]" office:value-type="float" office:value="-0.737037479411811">
            <text:p>-0.74</text:p>
          </table:table-cell>
          <table:table-cell table:formula="of:=[.$G$4]*[.F12]+[.$G$5]*[.H12]+[.$G$6]*[.I12]+[.J12]" office:value-type="float" office:value="-1.39270245556371">
            <text:p>-1.39</text:p>
          </table:table-cell>
          <table:table-cell table:formula="of:=[.$K$4]*[.F12]+[.K$5]*[.H12]+[.K$6]*[.I12]" office:value-type="float" office:value="-0.712731416552739">
            <text:p>-0.7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table:formula="of:=[.G13]^0" office:value-type="float" office:value="1">
            <text:p>1.00</text:p>
          </table:table-cell>
          <table:table-cell office:value-type="float" office:value="0.5">
            <text:p>0.50</text:p>
          </table:table-cell>
          <table:table-cell table:formula="of:=LOG([.G13])" office:value-type="float" office:value="-0.301029995663981">
            <text:p>-0.30</text:p>
          </table:table-cell>
          <table:table-cell table:formula="of:=[.G13]*[.H13]" office:value-type="float" office:value="-0.150514997831991">
            <text:p>-0.15</text:p>
          </table:table-cell>
          <table:table-cell table:formula="of:=(RAND()*2-1)*[.$G$7]" office:value-type="float" office:value="-0.353184736799449">
            <text:p>-0.35</text:p>
          </table:table-cell>
          <table:table-cell table:formula="of:=[.$G$4]*[.F13]+[.$G$5]*[.H13]+[.$G$6]*[.I13]+[.J13]" office:value-type="float" office:value="-0.406789721623383">
            <text:p>-0.41</text:p>
          </table:table-cell>
          <table:table-cell table:formula="of:=[.$K$4]*[.F13]+[.K$5]*[.H13]+[.K$6]*[.I13]" office:value-type="float" office:value="-0.0982960821030299">
            <text:p>-0.1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table:formula="of:=[.G14]^0" office:value-type="float" office:value="1">
            <text:p>1.00</text:p>
          </table:table-cell>
          <table:table-cell office:value-type="float" office:value="0.75">
            <text:p>0.75</text:p>
          </table:table-cell>
          <table:table-cell table:formula="of:=LOG([.G14])" office:value-type="float" office:value="-0.1249387366083">
            <text:p>-0.12</text:p>
          </table:table-cell>
          <table:table-cell table:formula="of:=[.G14]*[.H14]" office:value-type="float" office:value="-0.0937040524562249">
            <text:p>-0.09</text:p>
          </table:table-cell>
          <table:table-cell table:formula="of:=(RAND()*2-1)*[.$G$7]" office:value-type="float" office:value="-0.55632397858426">
            <text:p>-0.56</text:p>
          </table:table-cell>
          <table:table-cell table:formula="of:=[.$G$4]*[.F14]+[.$G$5]*[.H14]+[.$G$6]*[.I14]+[.J14]" office:value-type="float" office:value="-0.0873136091695345">
            <text:p>-0.09</text:p>
          </table:table-cell>
          <table:table-cell table:formula="of:=[.$K$4]*[.F14]+[.K$5]*[.H14]+[.K$6]*[.I14]" office:value-type="float" office:value="0.431365794690585">
            <text:p>0.4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table:formula="of:=[.G15]^0" office:value-type="float" office:value="1">
            <text:p>1.00</text:p>
          </table:table-cell>
          <table:table-cell office:value-type="float" office:value="1">
            <text:p>1.00</text:p>
          </table:table-cell>
          <table:table-cell table:formula="of:=LOG([.G15])" office:value-type="float" office:value="0">
            <text:p>0.00</text:p>
          </table:table-cell>
          <table:table-cell table:formula="of:=[.G15]*[.H15]" office:value-type="float" office:value="0">
            <text:p>0.00</text:p>
          </table:table-cell>
          <table:table-cell table:formula="of:=(RAND()*2-1)*[.$G$7]" office:value-type="float" office:value="0.10323592973873">
            <text:p>0.10</text:p>
          </table:table-cell>
          <table:table-cell table:formula="of:=[.$G$4]*[.F15]+[.$G$5]*[.H15]+[.$G$6]*[.I15]+[.J15]" office:value-type="float" office:value="1.10323592973873">
            <text:p>1.10</text:p>
          </table:table-cell>
          <table:table-cell table:formula="of:=[.$K$4]*[.F15]+[.K$5]*[.H15]+[.K$6]*[.I15]" office:value-type="float" office:value="0.967174">
            <text:p>0.9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table:formula="of:=[.G16]^0" office:value-type="float" office:value="1">
            <text:p>1.00</text:p>
          </table:table-cell>
          <table:table-cell office:value-type="float" office:value="1.25">
            <text:p>1.25</text:p>
          </table:table-cell>
          <table:table-cell table:formula="of:=LOG([.G16])" office:value-type="float" office:value="0.0969100130080564">
            <text:p>0.10</text:p>
          </table:table-cell>
          <table:table-cell table:formula="of:=[.G16]*[.H16]" office:value-type="float" office:value="0.121137516260071">
            <text:p>0.12</text:p>
          </table:table-cell>
          <table:table-cell table:formula="of:=(RAND()*2-1)*[.$G$7]" office:value-type="float" office:value="0.213960652239621">
            <text:p>0.21</text:p>
          </table:table-cell>
          <table:table-cell table:formula="of:=[.$G$4]*[.F16]+[.$G$5]*[.H16]+[.$G$6]*[.I16]+[.J16]" office:value-type="float" office:value="1.77119322703595">
            <text:p>1.77</text:p>
          </table:table-cell>
          <table:table-cell table:formula="of:=[.$K$4]*[.F16]+[.K$5]*[.H16]+[.K$6]*[.I16]" office:value-type="float" office:value="1.52797988925096">
            <text:p>1.5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table:formula="of:=[.G17]^0" office:value-type="float" office:value="1">
            <text:p>1.00</text:p>
          </table:table-cell>
          <table:table-cell office:value-type="float" office:value="1.5">
            <text:p>1.50</text:p>
          </table:table-cell>
          <table:table-cell table:formula="of:=LOG([.G17])" office:value-type="float" office:value="0.176091259055681">
            <text:p>0.18</text:p>
          </table:table-cell>
          <table:table-cell table:formula="of:=[.G17]*[.H17]" office:value-type="float" office:value="0.264136888583522">
            <text:p>0.26</text:p>
          </table:table-cell>
          <table:table-cell table:formula="of:=(RAND()*2-1)*[.$G$7]" office:value-type="float" office:value="-0.327013195492327">
            <text:p>-0.33</text:p>
          </table:table-cell>
          <table:table-cell table:formula="of:=[.$G$4]*[.F17]+[.$G$5]*[.H17]+[.$G$6]*[.I17]+[.J17]" office:value-type="float" office:value="1.8175799883696">
            <text:p>1.82</text:p>
          </table:table-cell>
          <table:table-cell table:formula="of:=[.$K$4]*[.F17]+[.K$5]*[.H17]+[.K$6]*[.I17]" office:value-type="float" office:value="2.11811087146941">
            <text:p>2.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table:formula="of:=[.G18]^0" office:value-type="float" office:value="1">
            <text:p>1.00</text:p>
          </table:table-cell>
          <table:table-cell office:value-type="float" office:value="1.75">
            <text:p>1.75</text:p>
          </table:table-cell>
          <table:table-cell table:formula="of:=LOG([.G18])" office:value-type="float" office:value="0.243038048686294">
            <text:p>0.24</text:p>
          </table:table-cell>
          <table:table-cell table:formula="of:=[.G18]*[.H18]" office:value-type="float" office:value="0.425316585201015">
            <text:p>0.43</text:p>
          </table:table-cell>
          <table:table-cell table:formula="of:=(RAND()*2-1)*[.$G$7]" office:value-type="float" office:value="0.760879396926612">
            <text:p>0.76</text:p>
          </table:table-cell>
          <table:table-cell table:formula="of:=[.$G$4]*[.F18]+[.$G$5]*[.H18]+[.$G$6]*[.I18]+[.J18]" office:value-type="float" office:value="3.52290524990225">
            <text:p>3.52</text:p>
          </table:table-cell>
          <table:table-cell table:formula="of:=[.$K$4]*[.F18]+[.K$5]*[.H18]+[.K$6]*[.I18]" office:value-type="float" office:value="2.7377493239333">
            <text:p>2.7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table:formula="of:=[.G19]^0" office:value-type="float" office:value="1">
            <text:p>1.00</text:p>
          </table:table-cell>
          <table:table-cell office:value-type="float" office:value="2">
            <text:p>2.00</text:p>
          </table:table-cell>
          <table:table-cell table:formula="of:=LOG([.G19])" office:value-type="float" office:value="0.301029995663981">
            <text:p>0.30</text:p>
          </table:table-cell>
          <table:table-cell table:formula="of:=[.G19]*[.H19]" office:value-type="float" office:value="0.602059991327962">
            <text:p>0.60</text:p>
          </table:table-cell>
          <table:table-cell table:formula="of:=(RAND()*2-1)*[.$G$7]" office:value-type="float" office:value="-0.286988183390349">
            <text:p>-0.29</text:p>
          </table:table-cell>
          <table:table-cell table:formula="of:=[.$G$4]*[.F19]+[.$G$5]*[.H19]+[.$G$6]*[.I19]+[.J19]" office:value-type="float" office:value="3.1212517819215">
            <text:p>3.12</text:p>
          </table:table-cell>
          <table:table-cell table:formula="of:=[.$K$4]*[.F19]+[.K$5]*[.H19]+[.K$6]*[.I19]" office:value-type="float" office:value="3.38574832506299">
            <text:p>3.3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formula="of:=[.G20]^0" office:value-type="float" office:value="1">
            <text:p>1.00</text:p>
          </table:table-cell>
          <table:table-cell office:value-type="float" office:value="2.25">
            <text:p>2.25</text:p>
          </table:table-cell>
          <table:table-cell table:formula="of:=LOG([.G20])" office:value-type="float" office:value="0.352182518111362">
            <text:p>0.35</text:p>
          </table:table-cell>
          <table:table-cell table:formula="of:=[.G20]*[.H20]" office:value-type="float" office:value="0.792410665750566">
            <text:p>0.79</text:p>
          </table:table-cell>
          <table:table-cell table:formula="of:=(RAND()*2-1)*[.$G$7]" office:value-type="float" office:value="0.652827767655253">
            <text:p>0.65</text:p>
          </table:table-cell>
          <table:table-cell table:formula="of:=[.$G$4]*[.F20]+[.$G$5]*[.H20]+[.$G$6]*[.I20]+[.J20]" office:value-type="float" office:value="4.73442480112968">
            <text:p>4.73</text:p>
          </table:table-cell>
          <table:table-cell table:formula="of:=[.$K$4]*[.F20]+[.K$5]*[.H20]+[.K$6]*[.I20]" office:value-type="float" office:value="4.06056298463709">
            <text:p>4.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table:formula="of:=[.G21]^0" office:value-type="float" office:value="1">
            <text:p>1.00</text:p>
          </table:table-cell>
          <table:table-cell office:value-type="float" office:value="2.5">
            <text:p>2.50</text:p>
          </table:table-cell>
          <table:table-cell table:formula="of:=LOG([.G21])" office:value-type="float" office:value="0.397940008672038">
            <text:p>0.40</text:p>
          </table:table-cell>
          <table:table-cell table:formula="of:=[.G21]*[.H21]" office:value-type="float" office:value="0.994850021680094">
            <text:p>0.99</text:p>
          </table:table-cell>
          <table:table-cell table:formula="of:=(RAND()*2-1)*[.$G$7]" office:value-type="float" office:value="-0.130196389742196">
            <text:p>-0.13</text:p>
          </table:table-cell>
          <table:table-cell table:formula="of:=[.$G$4]*[.F21]+[.$G$5]*[.H21]+[.$G$6]*[.I21]+[.J21]" office:value-type="float" office:value="4.65023369264216">
            <text:p>4.65</text:p>
          </table:table-cell>
          <table:table-cell table:formula="of:=[.$K$4]*[.F21]+[.K$5]*[.H21]+[.K$6]*[.I21]" office:value-type="float" office:value="4.76059085456737">
            <text:p>4.7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1">
            <text:p>11</text:p>
          </table:table-cell>
          <table:table-cell table:formula="of:=[.G22]^0" office:value-type="float" office:value="1">
            <text:p>1.00</text:p>
          </table:table-cell>
          <table:table-cell office:value-type="float" office:value="2.75">
            <text:p>2.75</text:p>
          </table:table-cell>
          <table:table-cell table:formula="of:=LOG([.G22])" office:value-type="float" office:value="0.439332693830263">
            <text:p>0.44</text:p>
          </table:table-cell>
          <table:table-cell table:formula="of:=[.G22]*[.H22]" office:value-type="float" office:value="1.20816490803322">
            <text:p>1.21</text:p>
          </table:table-cell>
          <table:table-cell table:formula="of:=(RAND()*2-1)*[.$G$7]" office:value-type="float" office:value="0.696055607870221">
            <text:p>0.70</text:p>
          </table:table-cell>
          <table:table-cell table:formula="of:=[.$G$4]*[.F22]+[.$G$5]*[.H22]+[.$G$6]*[.I22]+[.J22]" office:value-type="float" office:value="6.19921571963041">
            <text:p>6.20</text:p>
          </table:table-cell>
          <table:table-cell table:formula="of:=[.$K$4]*[.F22]+[.K$5]*[.H22]+[.K$6]*[.I22]" office:value-type="float" office:value="5.48429939976532">
            <text:p>5.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2">
            <text:p>12</text:p>
          </table:table-cell>
          <table:table-cell table:formula="of:=[.G23]^0" office:value-type="float" office:value="1">
            <text:p>1.00</text:p>
          </table:table-cell>
          <table:table-cell office:value-type="float" office:value="3">
            <text:p>3.00</text:p>
          </table:table-cell>
          <table:table-cell table:formula="of:=LOG([.G23])" office:value-type="float" office:value="0.477121254719662">
            <text:p>0.48</text:p>
          </table:table-cell>
          <table:table-cell table:formula="of:=[.G23]*[.H23]" office:value-type="float" office:value="1.43136376415899">
            <text:p>1.43</text:p>
          </table:table-cell>
          <table:table-cell table:formula="of:=(RAND()*2-1)*[.$G$7]" office:value-type="float" office:value="-0.630308606196195">
            <text:p>-0.63</text:p>
          </table:table-cell>
          <table:table-cell table:formula="of:=[.$G$4]*[.F23]+[.$G$5]*[.H23]+[.$G$6]*[.I23]+[.J23]" office:value-type="float" office:value="5.61802519572009">
            <text:p>5.62</text:p>
          </table:table-cell>
          <table:table-cell table:formula="of:=[.$K$4]*[.F23]+[.K$5]*[.H23]+[.K$6]*[.I23]" office:value-type="float" office:value="6.23026993353731">
            <text:p>6.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3">
            <text:p>13</text:p>
          </table:table-cell>
          <table:table-cell table:formula="of:=[.G24]^0" office:value-type="float" office:value="1">
            <text:p>1.00</text:p>
          </table:table-cell>
          <table:table-cell office:value-type="float" office:value="3.25">
            <text:p>3.25</text:p>
          </table:table-cell>
          <table:table-cell table:formula="of:=LOG([.G24])" office:value-type="float" office:value="0.511883360978874">
            <text:p>0.51</text:p>
          </table:table-cell>
          <table:table-cell table:formula="of:=[.G24]*[.H24]" office:value-type="float" office:value="1.66362092318134">
            <text:p>1.66</text:p>
          </table:table-cell>
          <table:table-cell table:formula="of:=(RAND()*2-1)*[.$G$7]" office:value-type="float" office:value="-0.760608669370413">
            <text:p>-0.76</text:p>
          </table:table-cell>
          <table:table-cell table:formula="of:=[.$G$4]*[.F24]+[.$G$5]*[.H24]+[.$G$6]*[.I24]+[.J24]" office:value-type="float" office:value="6.25402082213136">
            <text:p>6.25</text:p>
          </table:table-cell>
          <table:table-cell table:formula="of:=[.$K$4]*[.F24]+[.K$5]*[.H24]+[.K$6]*[.I24]" office:value-type="float" office:value="6.99720734154203">
            <text:p>7.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">
            <text:p>14</text:p>
          </table:table-cell>
          <table:table-cell table:formula="of:=[.G25]^0" office:value-type="float" office:value="1">
            <text:p>1.00</text:p>
          </table:table-cell>
          <table:table-cell office:value-type="float" office:value="3.5">
            <text:p>3.50</text:p>
          </table:table-cell>
          <table:table-cell table:formula="of:=LOG([.G25])" office:value-type="float" office:value="0.544068044350276">
            <text:p>0.54</text:p>
          </table:table-cell>
          <table:table-cell table:formula="of:=[.G25]*[.H25]" office:value-type="float" office:value="1.90423815522596">
            <text:p>1.90</text:p>
          </table:table-cell>
          <table:table-cell table:formula="of:=(RAND()*2-1)*[.$G$7]" office:value-type="float" office:value="0.105369078461081">
            <text:p>0.11</text:p>
          </table:table-cell>
          <table:table-cell table:formula="of:=[.$G$4]*[.F25]+[.$G$5]*[.H25]+[.$G$6]*[.I25]+[.J25]" office:value-type="float" office:value="7.90621963283953">
            <text:p>7.91</text:p>
          </table:table-cell>
          <table:table-cell table:formula="of:=[.$K$4]*[.F25]+[.K$5]*[.H25]+[.K$6]*[.I25]" office:value-type="float" office:value="7.78393582433547">
            <text:p>7.7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5">
            <text:p>15</text:p>
          </table:table-cell>
          <table:table-cell table:formula="of:=[.G26]^0" office:value-type="float" office:value="1">
            <text:p>1.00</text:p>
          </table:table-cell>
          <table:table-cell office:value-type="float" office:value="3.75">
            <text:p>3.75</text:p>
          </table:table-cell>
          <table:table-cell table:formula="of:=LOG([.G26])" office:value-type="float" office:value="0.574031267727719">
            <text:p>0.57</text:p>
          </table:table-cell>
          <table:table-cell table:formula="of:=[.G26]*[.H26]" office:value-type="float" office:value="2.15261725397895">
            <text:p>2.15</text:p>
          </table:table-cell>
          <table:table-cell table:formula="of:=(RAND()*2-1)*[.$G$7]" office:value-type="float" office:value="-0.498010382521898">
            <text:p>-0.50</text:p>
          </table:table-cell>
          <table:table-cell table:formula="of:=[.$G$4]*[.F26]+[.$G$5]*[.H26]+[.$G$6]*[.I26]+[.J26]" office:value-type="float" office:value="8.10790391487038">
            <text:p>8.11</text:p>
          </table:table-cell>
          <table:table-cell table:formula="of:=[.$K$4]*[.F26]+[.K$5]*[.H26]+[.K$6]*[.I26]" office:value-type="float" office:value="8.58938935031757">
            <text:p>8.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6">
            <text:p>16</text:p>
          </table:table-cell>
          <table:table-cell table:formula="of:=[.G27]^0" office:value-type="float" office:value="1">
            <text:p>1.00</text:p>
          </table:table-cell>
          <table:table-cell office:value-type="float" office:value="4">
            <text:p>4.00</text:p>
          </table:table-cell>
          <table:table-cell table:formula="of:=LOG([.G27])" office:value-type="float" office:value="0.602059991327962">
            <text:p>0.60</text:p>
          </table:table-cell>
          <table:table-cell table:formula="of:=[.G27]*[.H27]" office:value-type="float" office:value="2.40823996531185">
            <text:p>2.41</text:p>
          </table:table-cell>
          <table:table-cell table:formula="of:=(RAND()*2-1)*[.$G$7]" office:value-type="float" office:value="0.638209078460932">
            <text:p>0.64</text:p>
          </table:table-cell>
          <table:table-cell table:formula="of:=[.$G$4]*[.F27]+[.$G$5]*[.H27]+[.$G$6]*[.I27]+[.J27]" office:value-type="float" office:value="10.0670489570524">
            <text:p>10.07</text:p>
          </table:table-cell>
          <table:table-cell table:formula="of:=[.$K$4]*[.F27]+[.K$5]*[.H27]+[.K$6]*[.I27]" office:value-type="float" office:value="9.41260063135256">
            <text:p>9.4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7">
            <text:p>17</text:p>
          </table:table-cell>
          <table:table-cell table:formula="of:=[.G28]^0" office:value-type="float" office:value="1">
            <text:p>1.00</text:p>
          </table:table-cell>
          <table:table-cell office:value-type="float" office:value="4.25">
            <text:p>4.25</text:p>
          </table:table-cell>
          <table:table-cell table:formula="of:=LOG([.G28])" office:value-type="float" office:value="0.628388930050311">
            <text:p>0.63</text:p>
          </table:table-cell>
          <table:table-cell table:formula="of:=[.G28]*[.H28]" office:value-type="float" office:value="2.67065295271382">
            <text:p>2.67</text:p>
          </table:table-cell>
          <table:table-cell table:formula="of:=(RAND()*2-1)*[.$G$7]" office:value-type="float" office:value="-0.218568332958966">
            <text:p>-0.22</text:p>
          </table:table-cell>
          <table:table-cell table:formula="of:=[.$G$4]*[.F28]+[.$G$5]*[.H28]+[.$G$6]*[.I28]+[.J28]" office:value-type="float" office:value="10.0501683852831">
            <text:p>10.05</text:p>
          </table:table-cell>
          <table:table-cell table:formula="of:=[.$K$4]*[.F28]+[.K$5]*[.H28]+[.K$6]*[.I28]" office:value-type="float" office:value="10.2526902736468">
            <text:p>10.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8">
            <text:p>18</text:p>
          </table:table-cell>
          <table:table-cell table:formula="of:=[.G29]^0" office:value-type="float" office:value="1">
            <text:p>1.00</text:p>
          </table:table-cell>
          <table:table-cell office:value-type="float" office:value="4.5">
            <text:p>4.50</text:p>
          </table:table-cell>
          <table:table-cell table:formula="of:=LOG([.G29])" office:value-type="float" office:value="0.653212513775344">
            <text:p>0.65</text:p>
          </table:table-cell>
          <table:table-cell table:formula="of:=[.G29]*[.H29]" office:value-type="float" office:value="2.93945631198905">
            <text:p>2.94</text:p>
          </table:table-cell>
          <table:table-cell table:formula="of:=(RAND()*2-1)*[.$G$7]" office:value-type="float" office:value="0.808498402591795">
            <text:p>0.81</text:p>
          </table:table-cell>
          <table:table-cell table:formula="of:=[.$G$4]*[.F29]+[.$G$5]*[.H29]+[.$G$6]*[.I29]+[.J29]" office:value-type="float" office:value="11.9332923661096">
            <text:p>11.93</text:p>
          </table:table-cell>
          <table:table-cell table:formula="of:=[.$K$4]*[.F29]+[.K$5]*[.H29]+[.K$6]*[.I29]" office:value-type="float" office:value="11.1088567730615">
            <text:p>11.1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">
            <text:p>19</text:p>
          </table:table-cell>
          <table:table-cell table:formula="of:=[.G30]^0" office:value-type="float" office:value="1">
            <text:p>1.00</text:p>
          </table:table-cell>
          <table:table-cell office:value-type="float" office:value="4.75">
            <text:p>4.75</text:p>
          </table:table-cell>
          <table:table-cell table:formula="of:=LOG([.G30])" office:value-type="float" office:value="0.676693609624867">
            <text:p>0.68</text:p>
          </table:table-cell>
          <table:table-cell table:formula="of:=[.G30]*[.H30]" office:value-type="float" office:value="3.21429464571812">
            <text:p>3.21</text:p>
          </table:table-cell>
          <table:table-cell table:formula="of:=(RAND()*2-1)*[.$G$7]" office:value-type="float" office:value="-0.868499200325459">
            <text:p>-0.87</text:p>
          </table:table-cell>
          <table:table-cell table:formula="of:=[.$G$4]*[.F30]+[.$G$5]*[.H30]+[.$G$6]*[.I30]+[.J30]" office:value-type="float" office:value="11.1277719560786">
            <text:p>11.13</text:p>
          </table:table-cell>
          <table:table-cell table:formula="of:=[.$K$4]*[.F30]+[.K$5]*[.H30]+[.K$6]*[.I30]" office:value-type="float" office:value="11.9803675718468">
            <text:p>11.9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">
            <text:p>20</text:p>
          </table:table-cell>
          <table:table-cell table:formula="of:=[.G31]^0" office:value-type="float" office:value="1">
            <text:p>1.00</text:p>
          </table:table-cell>
          <table:table-cell office:value-type="float" office:value="5">
            <text:p>5.00</text:p>
          </table:table-cell>
          <table:table-cell table:formula="of:=LOG([.G31])" office:value-type="float" office:value="0.698970004336019">
            <text:p>0.70</text:p>
          </table:table-cell>
          <table:table-cell table:formula="of:=[.G31]*[.H31]" office:value-type="float" office:value="3.49485002168009">
            <text:p>3.49</text:p>
          </table:table-cell>
          <table:table-cell table:formula="of:=(RAND()*2-1)*[.$G$7]" office:value-type="float" office:value="0.133748382329941">
            <text:p>0.13</text:p>
          </table:table-cell>
          <table:table-cell table:formula="of:=[.$G$4]*[.F31]+[.$G$5]*[.H31]+[.$G$6]*[.I31]+[.J31]" office:value-type="float" office:value="13.0162384560423">
            <text:p>13.02</text:p>
          </table:table-cell>
          <table:table-cell table:formula="of:=[.$K$4]*[.F31]+[.K$5]*[.H31]+[.K$6]*[.I31]" office:value-type="float" office:value="12.8665511890171">
            <text:p>12.8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1">
            <text:p>21</text:p>
          </table:table-cell>
          <table:table-cell table:formula="of:=[.G32]^0" office:value-type="float" office:value="1">
            <text:p>1.00</text:p>
          </table:table-cell>
          <table:table-cell office:value-type="float" office:value="6">
            <text:p>6.00</text:p>
          </table:table-cell>
          <table:table-cell table:formula="of:=LOG([.G32])" office:value-type="float" office:value="0.778151250383644">
            <text:p>0.78</text:p>
          </table:table-cell>
          <table:table-cell table:formula="of:=[.G32]*[.H32]" office:value-type="float" office:value="4.66890750230186">
            <text:p>4.67</text:p>
          </table:table-cell>
          <table:table-cell table:formula="of:=(RAND()*2-1)*[.$G$7]" office:value-type="float" office:value="0.0365674076601863">
            <text:p>0.04</text:p>
          </table:table-cell>
          <table:table-cell table:formula="of:=[.$G$4]*[.F32]+[.$G$5]*[.H32]+[.$G$6]*[.I32]+[.J32]" office:value-type="float" office:value="16.5995924153331">
            <text:p>16.60</text:p>
          </table:table-cell>
          <table:table-cell table:formula="of:=[.$K$4]*[.F32]+[.K$5]*[.H32]+[.K$6]*[.I32]" office:value-type="float" office:value="16.5463612091433">
            <text:p>16.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2">
            <text:p>22</text:p>
          </table:table-cell>
          <table:table-cell table:formula="of:=[.G33]^0" office:value-type="float" office:value="1">
            <text:p>1.00</text:p>
          </table:table-cell>
          <table:table-cell office:value-type="float" office:value="7">
            <text:p>7.00</text:p>
          </table:table-cell>
          <table:table-cell table:formula="of:=LOG([.G33])" office:value-type="float" office:value="0.845098040014257">
            <text:p>0.85</text:p>
          </table:table-cell>
          <table:table-cell table:formula="of:=[.G33]*[.H33]" office:value-type="float" office:value="5.9156862800998">
            <text:p>5.92</text:p>
          </table:table-cell>
          <table:table-cell table:formula="of:=(RAND()*2-1)*[.$G$7]" office:value-type="float" office:value="-0.145401888061315">
            <text:p>-0.15</text:p>
          </table:table-cell>
          <table:table-cell table:formula="of:=[.$G$4]*[.F33]+[.$G$5]*[.H33]+[.$G$6]*[.I33]+[.J33]" office:value-type="float" office:value="20.2918530322666">
            <text:p>20.29</text:p>
          </table:table-cell>
          <table:table-cell table:formula="of:=[.$K$4]*[.F33]+[.K$5]*[.H33]+[.K$6]*[.I33]" office:value-type="float" office:value="20.4191167242633">
            <text:p>20.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3">
            <text:p>23</text:p>
          </table:table-cell>
          <table:table-cell table:formula="of:=[.G34]^0" office:value-type="float" office:value="1">
            <text:p>1.00</text:p>
          </table:table-cell>
          <table:table-cell office:value-type="float" office:value="8">
            <text:p>8.00</text:p>
          </table:table-cell>
          <table:table-cell table:formula="of:=LOG([.G34])" office:value-type="float" office:value="0.903089986991943">
            <text:p>0.90</text:p>
          </table:table-cell>
          <table:table-cell table:formula="of:=[.G34]*[.H34]" office:value-type="float" office:value="7.22471989593555">
            <text:p>7.22</text:p>
          </table:table-cell>
          <table:table-cell table:formula="of:=(RAND()*2-1)*[.$G$7]" office:value-type="float" office:value="-0.978290972765535">
            <text:p>-0.98</text:p>
          </table:table-cell>
          <table:table-cell table:formula="of:=[.$G$4]*[.F34]+[.$G$5]*[.H34]+[.$G$6]*[.I34]+[.J34]" office:value-type="float" office:value="23.502048689025">
            <text:p>23.50</text:p>
          </table:table-cell>
          <table:table-cell table:formula="of:=[.$K$4]*[.F34]+[.K$5]*[.H34]+[.K$6]*[.I34]" office:value-type="float" office:value="24.4601478907085">
            <text:p>24.4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4">
            <text:p>24</text:p>
          </table:table-cell>
          <table:table-cell table:formula="of:=[.G35]^0" office:value-type="float" office:value="1">
            <text:p>1.00</text:p>
          </table:table-cell>
          <table:table-cell office:value-type="float" office:value="9">
            <text:p>9.00</text:p>
          </table:table-cell>
          <table:table-cell table:formula="of:=LOG([.G35])" office:value-type="float" office:value="0.954242509439325">
            <text:p>0.95</text:p>
          </table:table-cell>
          <table:table-cell table:formula="of:=[.G35]*[.H35]" office:value-type="float" office:value="8.58818258495392">
            <text:p>8.59</text:p>
          </table:table-cell>
          <table:table-cell table:formula="of:=(RAND()*2-1)*[.$G$7]" office:value-type="float" office:value="-0.303401826415211">
            <text:p>-0.30</text:p>
          </table:table-cell>
          <table:table-cell table:formula="of:=[.$G$4]*[.F35]+[.$G$5]*[.H35]+[.$G$6]*[.I35]+[.J35]" office:value-type="float" office:value="28.3696309473252">
            <text:p>28.37</text:p>
          </table:table-cell>
          <table:table-cell table:formula="of:=[.$K$4]*[.F35]+[.K$5]*[.H35]+[.K$6]*[.I35]" office:value-type="float" office:value="28.6503217443405">
            <text:p>28.6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5">
            <text:p>25</text:p>
          </table:table-cell>
          <table:table-cell table:formula="of:=[.G36]^0" office:value-type="float" office:value="1">
            <text:p>1.00</text:p>
          </table:table-cell>
          <table:table-cell office:value-type="float" office:value="10">
            <text:p>10.00</text:p>
          </table:table-cell>
          <table:table-cell table:formula="of:=LOG([.G36])" office:value-type="float" office:value="1">
            <text:p>1.00</text:p>
          </table:table-cell>
          <table:table-cell table:formula="of:=[.G36]*[.H36]" office:value-type="float" office:value="10">
            <text:p>10.00</text:p>
          </table:table-cell>
          <table:table-cell table:formula="of:=(RAND()*2-1)*[.$G$7]" office:value-type="float" office:value="0.619328492321074">
            <text:p>0.62</text:p>
          </table:table-cell>
          <table:table-cell table:formula="of:=[.$G$4]*[.F36]+[.$G$5]*[.H36]+[.$G$6]*[.I36]+[.J36]" office:value-type="float" office:value="33.6193284923211">
            <text:p>33.62</text:p>
          </table:table-cell>
          <table:table-cell table:formula="of:=[.$K$4]*[.F36]+[.K$5]*[.H36]+[.K$6]*[.I36]" office:value-type="float" office:value="32.974384">
            <text:p>32.9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6">
            <text:p>26</text:p>
          </table:table-cell>
          <table:table-cell table:formula="of:=[.G37]^0" office:value-type="float" office:value="1">
            <text:p>1.00</text:p>
          </table:table-cell>
          <table:table-cell office:value-type="float" office:value="11">
            <text:p>11.00</text:p>
          </table:table-cell>
          <table:table-cell table:formula="of:=LOG([.G37])" office:value-type="float" office:value="1.04139268515823">
            <text:p>1.04</text:p>
          </table:table-cell>
          <table:table-cell table:formula="of:=[.G37]*[.H37]" office:value-type="float" office:value="11.4553195367405">
            <text:p>11.46</text:p>
          </table:table-cell>
          <table:table-cell table:formula="of:=(RAND()*2-1)*[.$G$7]" office:value-type="float" office:value="-0.470605742651969">
            <text:p>-0.47</text:p>
          </table:table-cell>
          <table:table-cell table:formula="of:=[.$G$4]*[.F37]+[.$G$5]*[.H37]+[.$G$6]*[.I37]+[.J37]" office:value-type="float" office:value="36.9781382378859">
            <text:p>36.98</text:p>
          </table:table-cell>
          <table:table-cell table:formula="of:=[.$K$4]*[.F37]+[.K$5]*[.H37]+[.K$6]*[.I37]" office:value-type="float" office:value="37.4198961005952">
            <text:p>37.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7">
            <text:p>27</text:p>
          </table:table-cell>
          <table:table-cell table:formula="of:=[.G38]^0" office:value-type="float" office:value="1">
            <text:p>1.00</text:p>
          </table:table-cell>
          <table:table-cell office:value-type="float" office:value="12">
            <text:p>12.00</text:p>
          </table:table-cell>
          <table:table-cell table:formula="of:=LOG([.G38])" office:value-type="float" office:value="1.07918124604762">
            <text:p>1.08</text:p>
          </table:table-cell>
          <table:table-cell table:formula="of:=[.G38]*[.H38]" office:value-type="float" office:value="12.9501749525715">
            <text:p>12.95</text:p>
          </table:table-cell>
          <table:table-cell table:formula="of:=(RAND()*2-1)*[.$G$7]" office:value-type="float" office:value="0.361277725547552">
            <text:p>0.36</text:p>
          </table:table-cell>
          <table:table-cell table:formula="of:=[.$G$4]*[.F38]+[.$G$5]*[.H38]+[.$G$6]*[.I38]+[.J38]" office:value-type="float" office:value="42.3701650753573">
            <text:p>42.37</text:p>
          </table:table-cell>
          <table:table-cell table:formula="of:=[.$K$4]*[.F38]+[.K$5]*[.H38]+[.K$6]*[.I38]" office:value-type="float" office:value="41.9765253977455">
            <text:p>41.9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8">
            <text:p>28</text:p>
          </table:table-cell>
          <table:table-cell table:formula="of:=[.G39]^0" office:value-type="float" office:value="1">
            <text:p>1.00</text:p>
          </table:table-cell>
          <table:table-cell office:value-type="float" office:value="13">
            <text:p>13.00</text:p>
          </table:table-cell>
          <table:table-cell table:formula="of:=LOG([.G39])" office:value-type="float" office:value="1.11394335230684">
            <text:p>1.11</text:p>
          </table:table-cell>
          <table:table-cell table:formula="of:=[.G39]*[.H39]" office:value-type="float" office:value="14.4812635799889">
            <text:p>14.48</text:p>
          </table:table-cell>
          <table:table-cell table:formula="of:=(RAND()*2-1)*[.$G$7]" office:value-type="float" office:value="0.558902841061354">
            <text:p>0.56</text:p>
          </table:table-cell>
          <table:table-cell table:formula="of:=[.$G$4]*[.F39]+[.$G$5]*[.H39]+[.$G$6]*[.I39]+[.J39]" office:value-type="float" office:value="47.2305802856417">
            <text:p>47.23</text:p>
          </table:table-cell>
          <table:table-cell table:formula="of:=[.$K$4]*[.F39]+[.K$5]*[.H39]+[.K$6]*[.I39]" office:value-type="float" office:value="46.6355541722575">
            <text:p>46.6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9">
            <text:p>29</text:p>
          </table:table-cell>
          <table:table-cell table:formula="of:=[.G40]^0" office:value-type="float" office:value="1">
            <text:p>1.00</text:p>
          </table:table-cell>
          <table:table-cell office:value-type="float" office:value="14">
            <text:p>14.00</text:p>
          </table:table-cell>
          <table:table-cell table:formula="of:=LOG([.G40])" office:value-type="float" office:value="1.14612803567824">
            <text:p>1.15</text:p>
          </table:table-cell>
          <table:table-cell table:formula="of:=[.G40]*[.H40]" office:value-type="float" office:value="16.0457924994953">
            <text:p>16.05</text:p>
          </table:table-cell>
          <table:table-cell table:formula="of:=(RAND()*2-1)*[.$G$7]" office:value-type="float" office:value="0.899939029943198">
            <text:p>0.90</text:p>
          </table:table-cell>
          <table:table-cell table:formula="of:=[.$G$4]*[.F40]+[.$G$5]*[.H40]+[.$G$6]*[.I40]+[.J40]" office:value-type="float" office:value="52.3295725997857">
            <text:p>52.33</text:p>
          </table:table-cell>
          <table:table-cell table:formula="of:=[.$K$4]*[.F40]+[.K$5]*[.H40]+[.K$6]*[.I40]" office:value-type="float" office:value="51.3895296568159">
            <text:p>51.3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0">
            <text:p>30</text:p>
          </table:table-cell>
          <table:table-cell table:formula="of:=[.G41]^0" office:value-type="float" office:value="1">
            <text:p>1.00</text:p>
          </table:table-cell>
          <table:table-cell office:value-type="float" office:value="15">
            <text:p>15.00</text:p>
          </table:table-cell>
          <table:table-cell table:formula="of:=LOG([.G41])" office:value-type="float" office:value="1.17609125905568">
            <text:p>1.18</text:p>
          </table:table-cell>
          <table:table-cell table:formula="of:=[.G41]*[.H41]" office:value-type="float" office:value="17.6413688858352">
            <text:p>17.64</text:p>
          </table:table-cell>
          <table:table-cell table:formula="of:=(RAND()*2-1)*[.$G$7]" office:value-type="float" office:value="-0.145655461121351">
            <text:p>-0.15</text:p>
          </table:table-cell>
          <table:table-cell table:formula="of:=[.$G$4]*[.F41]+[.$G$5]*[.H41]+[.$G$6]*[.I41]+[.J41]" office:value-type="float" office:value="56.1306337144957">
            <text:p>56.13</text:p>
          </table:table-cell>
          <table:table-cell table:formula="of:=[.$K$4]*[.F41]+[.K$5]*[.H41]+[.K$6]*[.I41]" office:value-type="float" office:value="56.2320080467538">
            <text:p>56.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1">
            <text:p>31</text:p>
          </table:table-cell>
          <table:table-cell table:formula="of:=[.G42]^0" office:value-type="float" office:value="1">
            <text:p>1.00</text:p>
          </table:table-cell>
          <table:table-cell office:value-type="float" office:value="16">
            <text:p>16.00</text:p>
          </table:table-cell>
          <table:table-cell table:formula="of:=LOG([.G42])" office:value-type="float" office:value="1.20411998265592">
            <text:p>1.20</text:p>
          </table:table-cell>
          <table:table-cell table:formula="of:=[.G42]*[.H42]" office:value-type="float" office:value="19.2659197224948">
            <text:p>19.27</text:p>
          </table:table-cell>
          <table:table-cell table:formula="of:=(RAND()*2-1)*[.$G$7]" office:value-type="float" office:value="-0.401175580918789">
            <text:p>-0.40</text:p>
          </table:table-cell>
          <table:table-cell table:formula="of:=[.$G$4]*[.F42]+[.$G$5]*[.H42]+[.$G$6]*[.I42]+[.J42]" office:value-type="float" office:value="60.8048235518774">
            <text:p>60.80</text:p>
          </table:table-cell>
          <table:table-cell table:formula="of:=[.$K$4]*[.F42]+[.K$5]*[.H42]+[.K$6]*[.I42]" office:value-type="float" office:value="61.157363037424">
            <text:p>61.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2">
            <text:p>32</text:p>
          </table:table-cell>
          <table:table-cell table:formula="of:=[.G43]^0" office:value-type="float" office:value="1">
            <text:p>1.00</text:p>
          </table:table-cell>
          <table:table-cell office:value-type="float" office:value="17">
            <text:p>17.00</text:p>
          </table:table-cell>
          <table:table-cell table:formula="of:=LOG([.G43])" office:value-type="float" office:value="1.23044892137827">
            <text:p>1.23</text:p>
          </table:table-cell>
          <table:table-cell table:formula="of:=[.G43]*[.H43]" office:value-type="float" office:value="20.9176316634307">
            <text:p>20.92</text:p>
          </table:table-cell>
          <table:table-cell table:formula="of:=(RAND()*2-1)*[.$G$7]" office:value-type="float" office:value="0.992438485380262">
            <text:p>0.99</text:p>
          </table:table-cell>
          <table:table-cell table:formula="of:=[.$G$4]*[.F43]+[.$G$5]*[.H43]+[.$G$6]*[.I43]+[.J43]" office:value-type="float" office:value="67.2062313184288">
            <text:p>67.21</text:p>
          </table:table-cell>
          <table:table-cell table:formula="of:=[.$K$4]*[.F43]+[.K$5]*[.H43]+[.K$6]*[.I43]" office:value-type="float" office:value="66.1606398168673">
            <text:p>66.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3">
            <text:p>33</text:p>
          </table:table-cell>
          <table:table-cell table:formula="of:=[.G44]^0" office:value-type="float" office:value="1">
            <text:p>1.00</text:p>
          </table:table-cell>
          <table:table-cell office:value-type="float" office:value="18">
            <text:p>18.00</text:p>
          </table:table-cell>
          <table:table-cell table:formula="of:=LOG([.G44])" office:value-type="float" office:value="1.25527250510331">
            <text:p>1.26</text:p>
          </table:table-cell>
          <table:table-cell table:formula="of:=[.G44]*[.H44]" office:value-type="float" office:value="22.5949050918595">
            <text:p>22.59</text:p>
          </table:table-cell>
          <table:table-cell table:formula="of:=(RAND()*2-1)*[.$G$7]" office:value-type="float" office:value="-0.994912433438003">
            <text:p>-0.99</text:p>
          </table:table-cell>
          <table:table-cell table:formula="of:=[.$G$4]*[.F44]+[.$G$5]*[.H44]+[.$G$6]*[.I44]+[.J44]" office:value-type="float" office:value="70.3003478523471">
            <text:p>70.30</text:p>
          </table:table-cell>
          <table:table-cell table:formula="of:=[.$K$4]*[.F44]+[.K$5]*[.H44]+[.K$6]*[.I44]" office:value-type="float" office:value="71.2374418102085">
            <text:p>71.2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4">
            <text:p>34</text:p>
          </table:table-cell>
          <table:table-cell table:formula="of:=[.G45]^0" office:value-type="float" office:value="1">
            <text:p>1.00</text:p>
          </table:table-cell>
          <table:table-cell office:value-type="float" office:value="19">
            <text:p>19.00</text:p>
          </table:table-cell>
          <table:table-cell table:formula="of:=LOG([.G45])" office:value-type="float" office:value="1.27875360095283">
            <text:p>1.28</text:p>
          </table:table-cell>
          <table:table-cell table:formula="of:=[.G45]*[.H45]" office:value-type="float" office:value="24.2963184181037">
            <text:p>24.30</text:p>
          </table:table-cell>
          <table:table-cell table:formula="of:=(RAND()*2-1)*[.$G$7]" office:value-type="float" office:value="-0.00895692687481642">
            <text:p>-0.01</text:p>
          </table:table-cell>
          <table:table-cell table:formula="of:=[.$G$4]*[.F45]+[.$G$5]*[.H45]+[.$G$6]*[.I45]+[.J45]" office:value-type="float" office:value="76.4375055293421">
            <text:p>76.44</text:p>
          </table:table-cell>
          <table:table-cell table:formula="of:=[.$K$4]*[.F45]+[.K$5]*[.H45]+[.K$6]*[.I45]" office:value-type="float" office:value="76.3838414973147">
            <text:p>76.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5">
            <text:p>35</text:p>
          </table:table-cell>
          <table:table-cell table:formula="of:=[.G46]^0" office:value-type="float" office:value="1">
            <text:p>1.00</text:p>
          </table:table-cell>
          <table:table-cell office:value-type="float" office:value="20">
            <text:p>20.00</text:p>
          </table:table-cell>
          <table:table-cell table:formula="of:=LOG([.G46])" office:value-type="float" office:value="1.30102999566398">
            <text:p>1.30</text:p>
          </table:table-cell>
          <table:table-cell table:formula="of:=[.G46]*[.H46]" office:value-type="float" office:value="26.0205999132796">
            <text:p>26.02</text:p>
          </table:table-cell>
          <table:table-cell table:formula="of:=(RAND()*2-1)*[.$G$7]" office:value-type="float" office:value="0.290994862094522">
            <text:p>0.29</text:p>
          </table:table-cell>
          <table:table-cell table:formula="of:=[.$G$4]*[.F46]+[.$G$5]*[.H46]+[.$G$6]*[.I46]+[.J46]" office:value-type="float" office:value="81.9548545932613">
            <text:p>81.95</text:p>
          </table:table-cell>
          <table:table-cell table:formula="of:=[.$K$4]*[.F46]+[.K$5]*[.H46]+[.K$6]*[.I46]" office:value-type="float" office:value="81.5963092405826">
            <text:p>81.6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6">
            <text:p>36</text:p>
          </table:table-cell>
          <table:table-cell table:formula="of:=[.G47]^0" office:value-type="float" office:value="1">
            <text:p>1.00</text:p>
          </table:table-cell>
          <table:table-cell office:value-type="float" office:value="21">
            <text:p>21.00</text:p>
          </table:table-cell>
          <table:table-cell table:formula="of:=LOG([.G47])" office:value-type="float" office:value="1.32221929473392">
            <text:p>1.32</text:p>
          </table:table-cell>
          <table:table-cell table:formula="of:=[.G47]*[.H47]" office:value-type="float" office:value="27.7666051894123">
            <text:p>27.77</text:p>
          </table:table-cell>
          <table:table-cell table:formula="of:=(RAND()*2-1)*[.$G$7]" office:value-type="float" office:value="0.834201629739255">
            <text:p>0.83</text:p>
          </table:table-cell>
          <table:table-cell table:formula="of:=[.$G$4]*[.F47]+[.$G$5]*[.H47]+[.$G$6]*[.I47]+[.J47]" office:value-type="float" office:value="87.778455787444">
            <text:p>87.78</text:p>
          </table:table-cell>
          <table:table-cell table:formula="of:=[.$K$4]*[.F47]+[.K$5]*[.H47]+[.K$6]*[.I47]" office:value-type="float" office:value="86.8716558013191">
            <text:p>86.8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7">
            <text:p>37</text:p>
          </table:table-cell>
          <table:table-cell table:formula="of:=[.G48]^0" office:value-type="float" office:value="1">
            <text:p>1.00</text:p>
          </table:table-cell>
          <table:table-cell office:value-type="float" office:value="22">
            <text:p>22.00</text:p>
          </table:table-cell>
          <table:table-cell table:formula="of:=LOG([.G48])" office:value-type="float" office:value="1.34242268082221">
            <text:p>1.34</text:p>
          </table:table-cell>
          <table:table-cell table:formula="of:=[.G48]*[.H48]" office:value-type="float" office:value="29.5332989780885">
            <text:p>29.53</text:p>
          </table:table-cell>
          <table:table-cell table:formula="of:=(RAND()*2-1)*[.$G$7]" office:value-type="float" office:value="-0.938249970786274">
            <text:p>-0.94</text:p>
          </table:table-cell>
          <table:table-cell table:formula="of:=[.$G$4]*[.F48]+[.$G$5]*[.H48]+[.$G$6]*[.I48]+[.J48]" office:value-type="float" office:value="91.3464923251237">
            <text:p>91.35</text:p>
          </table:table-cell>
          <table:table-cell table:formula="of:=[.$K$4]*[.F48]+[.K$5]*[.H48]+[.K$6]*[.I48]" office:value-type="float" office:value="92.2069854087829">
            <text:p>92.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8">
            <text:p>38</text:p>
          </table:table-cell>
          <table:table-cell table:formula="of:=[.G49]^0" office:value-type="float" office:value="1">
            <text:p>1.00</text:p>
          </table:table-cell>
          <table:table-cell office:value-type="float" office:value="23">
            <text:p>23.00</text:p>
          </table:table-cell>
          <table:table-cell table:formula="of:=LOG([.G49])" office:value-type="float" office:value="1.36172783601759">
            <text:p>1.36</text:p>
          </table:table-cell>
          <table:table-cell table:formula="of:=[.G49]*[.H49]" office:value-type="float" office:value="31.3197402284046">
            <text:p>31.32</text:p>
          </table:table-cell>
          <table:table-cell table:formula="of:=(RAND()*2-1)*[.$G$7]" office:value-type="float" office:value="0.0541808684356511">
            <text:p>0.05</text:p>
          </table:table-cell>
          <table:table-cell table:formula="of:=[.$G$4]*[.F49]+[.$G$5]*[.H49]+[.$G$6]*[.I49]+[.J49]" office:value-type="float" office:value="97.7368572256848">
            <text:p>97.74</text:p>
          </table:table-cell>
          <table:table-cell table:formula="of:=[.$K$4]*[.F49]+[.K$5]*[.H49]+[.K$6]*[.I49]" office:value-type="float" office:value="97.5996570692135">
            <text:p>97.6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9">
            <text:p>39</text:p>
          </table:table-cell>
          <table:table-cell table:formula="of:=[.G50]^0" office:value-type="float" office:value="1">
            <text:p>1.00</text:p>
          </table:table-cell>
          <table:table-cell office:value-type="float" office:value="24">
            <text:p>24.00</text:p>
          </table:table-cell>
          <table:table-cell table:formula="of:=LOG([.G50])" office:value-type="float" office:value="1.38021124171161">
            <text:p>1.38</text:p>
          </table:table-cell>
          <table:table-cell table:formula="of:=[.G50]*[.H50]" office:value-type="float" office:value="33.1250698010785">
            <text:p>33.13</text:p>
          </table:table-cell>
          <table:table-cell table:formula="of:=(RAND()*2-1)*[.$G$7]" office:value-type="float" office:value="-0.685485535766929">
            <text:p>-0.69</text:p>
          </table:table-cell>
          <table:table-cell table:formula="of:=[.$G$4]*[.F50]+[.$G$5]*[.H50]+[.$G$6]*[.I50]+[.J50]" office:value-type="float" office:value="102.450146350892">
            <text:p>102.45</text:p>
          </table:table-cell>
          <table:table-cell table:formula="of:=[.$K$4]*[.F50]+[.K$5]*[.H50]+[.K$6]*[.I50]" office:value-type="float" office:value="103.04725238418">
            <text:p>103.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0">
            <text:p>40</text:p>
          </table:table-cell>
          <table:table-cell table:formula="of:=[.G51]^0" office:value-type="float" office:value="1">
            <text:p>1.00</text:p>
          </table:table-cell>
          <table:table-cell office:value-type="float" office:value="25">
            <text:p>25.00</text:p>
          </table:table-cell>
          <table:table-cell table:formula="of:=LOG([.G51])" office:value-type="float" office:value="1.39794000867204">
            <text:p>1.40</text:p>
          </table:table-cell>
          <table:table-cell table:formula="of:=[.G51]*[.H51]" office:value-type="float" office:value="34.9485002168009">
            <text:p>34.95</text:p>
          </table:table-cell>
          <table:table-cell table:formula="of:=(RAND()*2-1)*[.$G$7]" office:value-type="float" office:value="-0.798965958412737">
            <text:p>-0.80</text:p>
          </table:table-cell>
          <table:table-cell table:formula="of:=[.$G$4]*[.F51]+[.$G$5]*[.H51]+[.$G$6]*[.I51]+[.J51]" office:value-type="float" office:value="107.842414709334">
            <text:p>107.84</text:p>
          </table:table-cell>
          <table:table-cell table:formula="of:=[.$K$4]*[.F51]+[.K$5]*[.H51]+[.K$6]*[.I51]" office:value-type="float" office:value="108.547548565768">
            <text:p>108.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1">
            <text:p>41</text:p>
          </table:table-cell>
          <table:table-cell table:formula="of:=[.G52]^0" office:value-type="float" office:value="1">
            <text:p>1.00</text:p>
          </table:table-cell>
          <table:table-cell office:value-type="float" office:value="26">
            <text:p>26.00</text:p>
          </table:table-cell>
          <table:table-cell table:formula="of:=LOG([.G52])" office:value-type="float" office:value="1.41497334797082">
            <text:p>1.41</text:p>
          </table:table-cell>
          <table:table-cell table:formula="of:=[.G52]*[.H52]" office:value-type="float" office:value="36.7893070472413">
            <text:p>36.79</text:p>
          </table:table-cell>
          <table:table-cell table:formula="of:=(RAND()*2-1)*[.$G$7]" office:value-type="float" office:value="0.745453658979386">
            <text:p>0.75</text:p>
          </table:table-cell>
          <table:table-cell table:formula="of:=[.$G$4]*[.F52]+[.$G$5]*[.H52]+[.$G$6]*[.I52]+[.J52]" office:value-type="float" office:value="114.943321496645">
            <text:p>114.94</text:p>
          </table:table-cell>
          <table:table-cell table:formula="of:=[.$K$4]*[.F52]+[.K$5]*[.H52]+[.K$6]*[.I52]" office:value-type="float" office:value="114.09849564111">
            <text:p>114.1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2">
            <text:p>42</text:p>
          </table:table-cell>
          <table:table-cell table:formula="of:=[.G53]^0" office:value-type="float" office:value="1">
            <text:p>1.00</text:p>
          </table:table-cell>
          <table:table-cell office:value-type="float" office:value="27">
            <text:p>27.00</text:p>
          </table:table-cell>
          <table:table-cell table:formula="of:=LOG([.G53])" office:value-type="float" office:value="1.43136376415899">
            <text:p>1.43</text:p>
          </table:table-cell>
          <table:table-cell table:formula="of:=[.G53]*[.H53]" office:value-type="float" office:value="38.6468216322926">
            <text:p>38.65</text:p>
          </table:table-cell>
          <table:table-cell table:formula="of:=(RAND()*2-1)*[.$G$7]" office:value-type="float" office:value="0.53496327297762">
            <text:p>0.53</text:p>
          </table:table-cell>
          <table:table-cell table:formula="of:=[.$G$4]*[.F53]+[.$G$5]*[.H53]+[.$G$6]*[.I53]+[.J53]" office:value-type="float" office:value="120.338155698174">
            <text:p>120.34</text:p>
          </table:table-cell>
          <table:table-cell table:formula="of:=[.$K$4]*[.F53]+[.K$5]*[.H53]+[.K$6]*[.I53]" office:value-type="float" office:value="119.698197064207">
            <text:p>119.7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3">
            <text:p>43</text:p>
          </table:table-cell>
          <table:table-cell table:formula="of:=[.G54]^0" office:value-type="float" office:value="1">
            <text:p>1.00</text:p>
          </table:table-cell>
          <table:table-cell office:value-type="float" office:value="28">
            <text:p>28.00</text:p>
          </table:table-cell>
          <table:table-cell table:formula="of:=LOG([.G54])" office:value-type="float" office:value="1.44715803134222">
            <text:p>1.45</text:p>
          </table:table-cell>
          <table:table-cell table:formula="of:=[.G54]*[.H54]" office:value-type="float" office:value="40.5204248775821">
            <text:p>40.52</text:p>
          </table:table-cell>
          <table:table-cell table:formula="of:=(RAND()*2-1)*[.$G$7]" office:value-type="float" office:value="0.955230208579451">
            <text:p>0.96</text:p>
          </table:table-cell>
          <table:table-cell table:formula="of:=[.$G$4]*[.F54]+[.$G$5]*[.H54]+[.$G$6]*[.I54]+[.J54]" office:value-type="float" office:value="126.41082090401">
            <text:p>126.41</text:p>
          </table:table-cell>
          <table:table-cell table:formula="of:=[.$K$4]*[.F54]+[.K$5]*[.H54]+[.K$6]*[.I54]" office:value-type="float" office:value="125.344893121764">
            <text:p>125.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4">
            <text:p>44</text:p>
          </table:table-cell>
          <table:table-cell table:formula="of:=[.G55]^0" office:value-type="float" office:value="1">
            <text:p>1.00</text:p>
          </table:table-cell>
          <table:table-cell office:value-type="float" office:value="29">
            <text:p>29.00</text:p>
          </table:table-cell>
          <table:table-cell table:formula="of:=LOG([.G55])" office:value-type="float" office:value="1.46239799789896">
            <text:p>1.46</text:p>
          </table:table-cell>
          <table:table-cell table:formula="of:=[.G55]*[.H55]" office:value-type="float" office:value="42.4095419390697">
            <text:p>42.41</text:p>
          </table:table-cell>
          <table:table-cell table:formula="of:=(RAND()*2-1)*[.$G$7]" office:value-type="float" office:value="0.162286357954144">
            <text:p>0.16</text:p>
          </table:table-cell>
          <table:table-cell table:formula="of:=[.$G$4]*[.F55]+[.$G$5]*[.H55]+[.$G$6]*[.I55]+[.J55]" office:value-type="float" office:value="131.315708170961">
            <text:p>131.32</text:p>
          </table:table-cell>
          <table:table-cell table:formula="of:=[.$K$4]*[.F55]+[.K$5]*[.H55]+[.K$6]*[.I55]" office:value-type="float" office:value="131.036946647527">
            <text:p>131.0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5">
            <text:p>45</text:p>
          </table:table-cell>
          <table:table-cell table:formula="of:=[.G56]^0" office:value-type="float" office:value="1">
            <text:p>1.00</text:p>
          </table:table-cell>
          <table:table-cell office:value-type="float" office:value="30">
            <text:p>30.00</text:p>
          </table:table-cell>
          <table:table-cell table:formula="of:=LOG([.G56])" office:value-type="float" office:value="1.47712125471966">
            <text:p>1.48</text:p>
          </table:table-cell>
          <table:table-cell table:formula="of:=[.G56]*[.H56]" office:value-type="float" office:value="44.3136376415899">
            <text:p>44.31</text:p>
          </table:table-cell>
          <table:table-cell table:formula="of:=(RAND()*2-1)*[.$G$7]" office:value-type="float" office:value="0.585949305910617">
            <text:p>0.59</text:p>
          </table:table-cell>
          <table:table-cell table:formula="of:=[.$G$4]*[.F56]+[.$G$5]*[.H56]+[.$G$6]*[.I56]+[.J56]" office:value-type="float" office:value="137.48110474012">
            <text:p>137.48</text:p>
          </table:table-cell>
          <table:table-cell table:formula="of:=[.$K$4]*[.F56]+[.K$5]*[.H56]+[.K$6]*[.I56]" office:value-type="float" office:value="136.772830657386">
            <text:p>136.7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6">
            <text:p>46</text:p>
          </table:table-cell>
          <table:table-cell table:formula="of:=[.G57]^0" office:value-type="float" office:value="1">
            <text:p>1.00</text:p>
          </table:table-cell>
          <table:table-cell office:value-type="float" office:value="31">
            <text:p>31.00</text:p>
          </table:table-cell>
          <table:table-cell table:formula="of:=LOG([.G57])" office:value-type="float" office:value="1.49136169383427">
            <text:p>1.49</text:p>
          </table:table-cell>
          <table:table-cell table:formula="of:=[.G57]*[.H57]" office:value-type="float" office:value="46.2322125088625">
            <text:p>46.23</text:p>
          </table:table-cell>
          <table:table-cell table:formula="of:=(RAND()*2-1)*[.$G$7]" office:value-type="float" office:value="0.8872991790995">
            <text:p>0.89</text:p>
          </table:table-cell>
          <table:table-cell table:formula="of:=[.$G$4]*[.F57]+[.$G$5]*[.H57]+[.$G$6]*[.I57]+[.J57]" office:value-type="float" office:value="143.566660093355">
            <text:p>143.57</text:p>
          </table:table-cell>
          <table:table-cell table:formula="of:=[.$K$4]*[.F57]+[.K$5]*[.H57]+[.K$6]*[.I57]" office:value-type="float" office:value="142.551117593084">
            <text:p>142.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7">
            <text:p>47</text:p>
          </table:table-cell>
          <table:table-cell table:formula="of:=[.G58]^0" office:value-type="float" office:value="1">
            <text:p>1.00</text:p>
          </table:table-cell>
          <table:table-cell office:value-type="float" office:value="32">
            <text:p>32.00</text:p>
          </table:table-cell>
          <table:table-cell table:formula="of:=LOG([.G58])" office:value-type="float" office:value="1.50514997831991">
            <text:p>1.51</text:p>
          </table:table-cell>
          <table:table-cell table:formula="of:=[.G58]*[.H58]" office:value-type="float" office:value="48.164799306237">
            <text:p>48.16</text:p>
          </table:table-cell>
          <table:table-cell table:formula="of:=(RAND()*2-1)*[.$G$7]" office:value-type="float" office:value="-0.742202808149159">
            <text:p>-0.74</text:p>
          </table:table-cell>
          <table:table-cell table:formula="of:=[.$G$4]*[.F58]+[.$G$5]*[.H58]+[.$G$6]*[.I58]+[.J58]" office:value-type="float" office:value="147.762495067202">
            <text:p>147.76</text:p>
          </table:table-cell>
          <table:table-cell table:formula="of:=[.$K$4]*[.F58]+[.K$5]*[.H58]+[.K$6]*[.I58]" office:value-type="float" office:value="148.370469921311">
            <text:p>148.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8">
            <text:p>48</text:p>
          </table:table-cell>
          <table:table-cell table:formula="of:=[.G59]^0" office:value-type="float" office:value="1">
            <text:p>1.00</text:p>
          </table:table-cell>
          <table:table-cell office:value-type="float" office:value="33">
            <text:p>33.00</text:p>
          </table:table-cell>
          <table:table-cell table:formula="of:=LOG([.G59])" office:value-type="float" office:value="1.51851393987789">
            <text:p>1.52</text:p>
          </table:table-cell>
          <table:table-cell table:formula="of:=[.G59]*[.H59]" office:value-type="float" office:value="50.1109600159703">
            <text:p>50.11</text:p>
          </table:table-cell>
          <table:table-cell table:formula="of:=(RAND()*2-1)*[.$G$7]" office:value-type="float" office:value="0.425175400450826">
            <text:p>0.43</text:p>
          </table:table-cell>
          <table:table-cell table:formula="of:=[.$G$4]*[.F59]+[.$G$5]*[.H59]+[.$G$6]*[.I59]+[.J59]" office:value-type="float" office:value="154.795083328117">
            <text:p>154.80</text:p>
          </table:table-cell>
          <table:table-cell table:formula="of:=[.$K$4]*[.F59]+[.K$5]*[.H59]+[.K$6]*[.I59]" office:value-type="float" office:value="154.229631881281">
            <text:p>154.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9">
            <text:p>49</text:p>
          </table:table-cell>
          <table:table-cell table:formula="of:=[.G60]^0" office:value-type="float" office:value="1">
            <text:p>1.00</text:p>
          </table:table-cell>
          <table:table-cell office:value-type="float" office:value="34">
            <text:p>34.00</text:p>
          </table:table-cell>
          <table:table-cell table:formula="of:=LOG([.G60])" office:value-type="float" office:value="1.53147891704226">
            <text:p>1.53</text:p>
          </table:table-cell>
          <table:table-cell table:formula="of:=[.G60]*[.H60]" office:value-type="float" office:value="52.0702831794367">
            <text:p>52.07</text:p>
          </table:table-cell>
          <table:table-cell table:formula="of:=(RAND()*2-1)*[.$G$7]" office:value-type="float" office:value="0.486579892225564">
            <text:p>0.49</text:p>
          </table:table-cell>
          <table:table-cell table:formula="of:=[.$G$4]*[.F60]+[.$G$5]*[.H60]+[.$G$6]*[.I60]+[.J60]" office:value-type="float" office:value="160.76038726462">
            <text:p>160.76</text:p>
          </table:table-cell>
          <table:table-cell table:formula="of:=[.$K$4]*[.F60]+[.K$5]*[.H60]+[.K$6]*[.I60]" office:value-type="float" office:value="160.127422210696">
            <text:p>160.1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0">
            <text:p>50</text:p>
          </table:table-cell>
          <table:table-cell table:formula="of:=[.G61]^0" office:value-type="float" office:value="1">
            <text:p>1.00</text:p>
          </table:table-cell>
          <table:table-cell office:value-type="float" office:value="35">
            <text:p>35.00</text:p>
          </table:table-cell>
          <table:table-cell table:formula="of:=LOG([.G61])" office:value-type="float" office:value="1.54406804435028">
            <text:p>1.54</text:p>
          </table:table-cell>
          <table:table-cell table:formula="of:=[.G61]*[.H61]" office:value-type="float" office:value="54.0423815522596">
            <text:p>54.04</text:p>
          </table:table-cell>
          <table:table-cell table:formula="of:=(RAND()*2-1)*[.$G$7]" office:value-type="float" office:value="0.546435114461929">
            <text:p>0.55</text:p>
          </table:table-cell>
          <table:table-cell table:formula="of:=[.$G$4]*[.F61]+[.$G$5]*[.H61]+[.$G$6]*[.I61]+[.J61]" office:value-type="float" office:value="166.761715859941">
            <text:p>166.76</text:p>
          </table:table-cell>
          <table:table-cell table:formula="of:=[.$K$4]*[.F61]+[.K$5]*[.H61]+[.K$6]*[.I61]" office:value-type="float" office:value="166.062727709321">
            <text:p>166.06</text:p>
          </table:table-cell>
          <table:table-cell table:number-columns-repeated="2"/>
        </table:table-row>
        <table:table-row table:style-name="ro1" table:number-rows-repeated="1048514">
          <table:table-cell table:number-columns-repeated="14"/>
        </table:table-row>
        <table:table-row table:style-name="ro1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6">04/26/2025</text:date>, <text:time>15:0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1-09-29T18:37:52</meta:creation-date>
    <meta:generator>OpenOffice/4.1.15$Win32 OpenOffice.org_project/4115m2$Build-9813</meta:generator>
    <dc:date>2025-04-26T15:03:32.61</dc:date>
    <dc:creator>Emiliano Manalo</dc:creator>
    <meta:editing-duration>PT2H15M12S</meta:editing-duration>
    <meta:editing-cycles>33</meta:editing-cycles>
    <meta:document-statistic meta:table-count="3" meta:cell-count="85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59cm" svg:y="0.316cm" chart:style-name="ch2">
          <text:p>2ndOrderPolynomial</text:p>
        </chart:title>
        <chart:legend chart:legend-position="end" svg:x="13.922cm" svg:y="3.926cm" style:legend-expansion="high" chart:style-name="ch3"/>
        <chart:plot-area chart:style-name="ch4" table:cell-range-address="2ndOrderPolynomial.E12:2ndOrderPolynomial.E61 2ndOrderPolynomial.J11:2ndOrderPolynomial.K61" chart:data-source-has-labels="row" svg:x="0.792cm" svg:y="1.329cm" svg:width="12.51cm" svg:height="7.543cm">
          <chartooo:coordinate-region svg:x="2.26cm" svg:y="1.541cm" svg:width="10.856cm" svg:height="6.658cm"/>
          <chart:axis chart:dimension="x" chart:name="primary-x" chart:style-name="ch5">
            <chart:title svg:x="6.871cm" svg:y="8.413cm" chart:style-name="ch6">
              <text:p>N</text:p>
            </chart:title>
          </chart:axis>
          <chart:axis chart:dimension="y" chart:name="primary-y" chart:style-name="ch7">
            <chart:title svg:x="0.001cm" svg:y="5.951cm" chart:style-name="ch8">
              <text:p>Complexity</text:p>
            </chart:title>
            <chart:grid chart:style-name="ch9" chart:class="major"/>
          </chart:axis>
          <chart:series chart:style-name="ch10" chart:values-cell-range-address="2ndOrderPolynomial.J12:2ndOrderPolynomial.J61" chart:label-cell-address="2ndOrderPolynomial.J11:2ndOrderPolynomial.J11" chart:class="chart:scatter">
            <chart:domain table:cell-range-address="2ndOrderPolynomial.E12:2ndOrderPolynomial.E61"/>
            <chart:data-point chart:repeated="50"/>
          </chart:series>
          <chart:series chart:style-name="ch11" chart:values-cell-range-address="2ndOrderPolynomial.K12:2ndOrderPolynomial.K61" chart:label-cell-address="2ndOrderPolynomial.K11:2ndOrderPolynomial.K11" chart:class="chart:scatter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unction</text:p>
                <draw:g>
                  <svg:desc>2ndOrderPolynomial.J11:2ndOrderPolynomial.J11</svg:desc>
                </draw:g>
              </table:table-cell>
              <table:table-cell office:value-type="string">
                <text:p>F-Calc</text:p>
                <draw:g>
                  <svg:desc>2ndOrderPolynomial.K11:2ndOrderPolynomial.K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2ndOrderPolynomial.E12:2ndOrderPolynomial.E61</svg:desc>
                </draw:g>
              </table:table-cell>
              <table:table-cell office:value-type="float" office:value="1.43271869374439">
                <text:p>1.43271869374439</text:p>
                <draw:g>
                  <svg:desc>2ndOrderPolynomial.J12:2ndOrderPolynomial.J61</svg:desc>
                </draw:g>
              </table:table-cell>
              <table:table-cell office:value-type="float" office:value="1.678446">
                <text:p>1.678446</text:p>
                <draw:g>
                  <svg:desc>2ndOrderPolynomial.K12:2ndOrderPolynomial.K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09991211909801">
                <text:p>2.09991211909801</text:p>
              </table:table-cell>
              <table:table-cell office:value-type="float" office:value="2.740796">
                <text:p>2.740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78147134976462">
                <text:p>4.78147134976462</text:p>
              </table:table-cell>
              <table:table-cell office:value-type="float" office:value="4.178201">
                <text:p>4.1782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9286913042888">
                <text:p>6.9286913042888</text:p>
              </table:table-cell>
              <table:table-cell office:value-type="float" office:value="5.990661">
                <text:p>5.9906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.26480448804796">
                <text:p>7.26480448804796</text:p>
              </table:table-cell>
              <table:table-cell office:value-type="float" office:value="8.178176">
                <text:p>8.178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.0939363176003">
                <text:p>10.0939363176003</text:p>
              </table:table-cell>
              <table:table-cell office:value-type="float" office:value="10.740746">
                <text:p>10.7407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.6486046263017">
                <text:p>13.6486046263017</text:p>
              </table:table-cell>
              <table:table-cell office:value-type="float" office:value="13.678371">
                <text:p>13.6783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7.7021211376414">
                <text:p>17.7021211376414</text:p>
              </table:table-cell>
              <table:table-cell office:value-type="float" office:value="16.991051">
                <text:p>16.9910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0.3235399010591">
                <text:p>20.3235399010591</text:p>
              </table:table-cell>
              <table:table-cell office:value-type="float" office:value="20.678786">
                <text:p>20.6787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3.933524354361">
                <text:p>23.933524354361</text:p>
              </table:table-cell>
              <table:table-cell office:value-type="float" office:value="24.741576">
                <text:p>24.7415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8.8703698040918">
                <text:p>28.8703698040918</text:p>
              </table:table-cell>
              <table:table-cell office:value-type="float" office:value="29.179421">
                <text:p>29.1794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4.1157247098163">
                <text:p>34.1157247098163</text:p>
              </table:table-cell>
              <table:table-cell office:value-type="float" office:value="33.992321">
                <text:p>33.9923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8.6360804466531">
                <text:p>38.6360804466531</text:p>
              </table:table-cell>
              <table:table-cell office:value-type="float" office:value="39.180276">
                <text:p>39.1802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4.5685628368519">
                <text:p>44.5685628368519</text:p>
              </table:table-cell>
              <table:table-cell office:value-type="float" office:value="44.743286">
                <text:p>44.743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0.0077874958515">
                <text:p>50.0077874958515</text:p>
              </table:table-cell>
              <table:table-cell office:value-type="float" office:value="50.681351">
                <text:p>50.6813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7.9228290719911">
                <text:p>57.9228290719911</text:p>
              </table:table-cell>
              <table:table-cell office:value-type="float" office:value="56.994471">
                <text:p>56.9944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4.5933349020779">
                <text:p>64.5933349020779</text:p>
              </table:table-cell>
              <table:table-cell office:value-type="float" office:value="63.682646">
                <text:p>63.6826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0.8864738219418">
                <text:p>70.8864738219418</text:p>
              </table:table-cell>
              <table:table-cell office:value-type="float" office:value="70.745876">
                <text:p>70.7458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78.8140005567111">
                <text:p>78.8140005567111</text:p>
              </table:table-cell>
              <table:table-cell office:value-type="float" office:value="78.184161">
                <text:p>78.1841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6.0204805471003">
                <text:p>86.0204805471003</text:p>
              </table:table-cell>
              <table:table-cell office:value-type="float" office:value="85.997501">
                <text:p>85.9975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21.572080436628">
                <text:p>121.572080436628</text:p>
              </table:table-cell>
              <table:table-cell office:value-type="float" office:value="121.001411">
                <text:p>121.0014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62.757146294229">
                <text:p>162.757146294229</text:p>
              </table:table-cell>
              <table:table-cell office:value-type="float" office:value="162.006201">
                <text:p>162.0062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08.700525416061">
                <text:p>208.700525416061</text:p>
              </table:table-cell>
              <table:table-cell office:value-type="float" office:value="209.011871">
                <text:p>209.0118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62.39076423645">
                <text:p>262.39076423645</text:p>
              </table:table-cell>
              <table:table-cell office:value-type="float" office:value="262.018421">
                <text:p>262.0184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20.200995641295">
                <text:p>320.200995641295</text:p>
              </table:table-cell>
              <table:table-cell office:value-type="float" office:value="321.025851">
                <text:p>321.0258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85.460457257926">
                <text:p>385.460457257926</text:p>
              </table:table-cell>
              <table:table-cell office:value-type="float" office:value="386.034161">
                <text:p>386.0341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56.553048155736">
                <text:p>456.553048155736</text:p>
              </table:table-cell>
              <table:table-cell office:value-type="float" office:value="457.043351">
                <text:p>457.0433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33.756757445633">
                <text:p>533.756757445633</text:p>
              </table:table-cell>
              <table:table-cell office:value-type="float" office:value="534.053421">
                <text:p>534.0534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17.135810947977">
                <text:p>617.135810947977</text:p>
              </table:table-cell>
              <table:table-cell office:value-type="float" office:value="617.064371">
                <text:p>617.0643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05.002074070275">
                <text:p>705.002074070275</text:p>
              </table:table-cell>
              <table:table-cell office:value-type="float" office:value="706.076201">
                <text:p>706.0762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00.359217200428">
                <text:p>800.359217200428</text:p>
              </table:table-cell>
              <table:table-cell office:value-type="float" office:value="801.088911">
                <text:p>801.0889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01.854855868034">
                <text:p>901.854855868034</text:p>
              </table:table-cell>
              <table:table-cell office:value-type="float" office:value="902.102501">
                <text:p>902.1025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009.81659103371">
                <text:p>1009.81659103371</text:p>
              </table:table-cell>
              <table:table-cell office:value-type="float" office:value="1009.116971">
                <text:p>1009.1169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122.47474534297">
                <text:p>1122.47474534297</text:p>
              </table:table-cell>
              <table:table-cell office:value-type="float" office:value="1122.132321">
                <text:p>1122.1323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241.2059392808">
                <text:p>1241.2059392808</text:p>
              </table:table-cell>
              <table:table-cell office:value-type="float" office:value="1241.148551">
                <text:p>1241.1485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365.64042595308">
                <text:p>1365.64042595308</text:p>
              </table:table-cell>
              <table:table-cell office:value-type="float" office:value="1366.165661">
                <text:p>1366.1656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496.00818046415">
                <text:p>1496.00818046415</text:p>
              </table:table-cell>
              <table:table-cell office:value-type="float" office:value="1497.183651">
                <text:p>1497.183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634.85502926586">
                <text:p>1634.85502926586</text:p>
              </table:table-cell>
              <table:table-cell office:value-type="float" office:value="1634.202521">
                <text:p>1634.2025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777.07389708189">
                <text:p>1777.07389708189</text:p>
              </table:table-cell>
              <table:table-cell office:value-type="float" office:value="1777.222271">
                <text:p>1777.2222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926.11342033092">
                <text:p>1926.11342033092</text:p>
              </table:table-cell>
              <table:table-cell office:value-type="float" office:value="1926.242901">
                <text:p>1926.2429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080.5254142913">
                <text:p>2080.5254142913</text:p>
              </table:table-cell>
              <table:table-cell office:value-type="float" office:value="2081.264411">
                <text:p>2081.2644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242.27360827895">
                <text:p>2242.27360827895</text:p>
              </table:table-cell>
              <table:table-cell office:value-type="float" office:value="2242.286801">
                <text:p>2242.2868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409.97314896854">
                <text:p>2409.97314896854</text:p>
              </table:table-cell>
              <table:table-cell office:value-type="float" office:value="2409.310071">
                <text:p>2409.3100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581.85895352345">
                <text:p>2581.85895352345</text:p>
              </table:table-cell>
              <table:table-cell office:value-type="float" office:value="2582.334221">
                <text:p>2582.3342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760.64739267062">
                <text:p>2760.64739267062</text:p>
              </table:table-cell>
              <table:table-cell office:value-type="float" office:value="2761.359251">
                <text:p>2761.3592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946.37852594815">
                <text:p>2946.37852594815</text:p>
              </table:table-cell>
              <table:table-cell office:value-type="float" office:value="2946.385161">
                <text:p>2946.3851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137.13446774846">
                <text:p>3137.13446774846</text:p>
              </table:table-cell>
              <table:table-cell office:value-type="float" office:value="3137.411951">
                <text:p>3137.4119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333.08754499024">
                <text:p>3333.08754499024</text:p>
              </table:table-cell>
              <table:table-cell office:value-type="float" office:value="3334.439621">
                <text:p>3334.4396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536.92607247736">
                <text:p>3536.92607247736</text:p>
              </table:table-cell>
              <table:table-cell office:value-type="float" office:value="3537.468171">
                <text:p>3537.4681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746.98854403244">
                <text:p>3746.98854403244</text:p>
              </table:table-cell>
              <table:table-cell office:value-type="float" office:value="3746.497601">
                <text:p>3746.4976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1cm" svg:y="0.316cm" chart:style-name="ch2">
          <text:p>NLog(N)</text:p>
        </chart:title>
        <chart:legend chart:legend-position="end" svg:x="13.922cm" svg:y="3.664cm" style:legend-expansion="high" chart:style-name="ch3"/>
        <chart:plot-area chart:style-name="ch4" table:cell-range-address="NLogN.E12:NLogN.E61 NLogN.M10:NLogN.M61 NLogN.K11:NLogN.L61" chart:data-source-has-labels="row" svg:x="1.358cm" svg:y="1.635cm" svg:width="11.924cm" svg:height="6.177cm">
          <chartooo:coordinate-region svg:x="2.641cm" svg:y="1.847cm" svg:width="10.454cm" svg:height="5.753cm"/>
          <chart:axis chart:dimension="x" chart:name="primary-x" chart:style-name="ch5">
            <chart:title svg:x="7.144cm" svg:y="7.993cm" chart:style-name="ch6">
              <text:p>N</text:p>
            </chart:title>
          </chart:axis>
          <chart:axis chart:dimension="y" chart:name="primary-y" chart:style-name="ch7">
            <chart:title svg:x="0.451cm" svg:y="5.574cm" chart:style-name="ch8">
              <text:p>Complexity</text:p>
            </chart:title>
            <chart:grid chart:style-name="ch9" chart:class="major"/>
          </chart:axis>
          <chart:series chart:style-name="ch10" chart:values-cell-range-address="NLogN.M12:NLogN.M61" chart:label-cell-address="NLogN.M10:NLogN.M11" chart:class="chart:scatter">
            <chart:domain table:cell-range-address="NLogN.E12:NLogN.E61"/>
            <chart:data-point chart:repeated="50"/>
          </chart:series>
          <chart:series chart:style-name="ch11" chart:values-cell-range-address="NLogN.K12:NLogN.K61" chart:label-cell-address="NLogN.K11:NLogN.K11" chart:class="chart:scatter">
            <chart:data-point chart:repeated="50"/>
          </chart:series>
          <chart:series chart:style-name="ch12" chart:values-cell-range-address="NLogN.L12:NLogN.L61" chart:label-cell-address="NLogN.L11:NLogN.L11" chart:class="chart:scatter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NLogN.M10:NLogN.M11</svg:desc>
                </draw:g>
              </table:table-cell>
              <table:table-cell office:value-type="string">
                <text:p>Function</text:p>
                <draw:g>
                  <svg:desc>NLogN.K11:NLogN.K11</svg:desc>
                </draw:g>
              </table:table-cell>
              <table:table-cell office:value-type="string">
                <text:p>Fcalc</text:p>
                <draw:g>
                  <svg:desc>NLogN.L11:NLogN.L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NLogN.E12:NLogN.E61</svg:desc>
                </draw:g>
              </table:table-cell>
              <table:table-cell office:value-type="float" office:value="NaN">
                <text:p>NaN</text:p>
                <draw:g>
                  <svg:desc>NLogN.M12:NLogN.M61</svg:desc>
                </draw:g>
              </table:table-cell>
              <table:table-cell office:value-type="float" office:value="-1.39270245556371">
                <text:p>-1.39270245556371</text:p>
                <draw:g>
                  <svg:desc>NLogN.K12:NLogN.K61</svg:desc>
                </draw:g>
              </table:table-cell>
              <table:table-cell office:value-type="float" office:value="-0.712731416552739">
                <text:p>-0.712731416552739</text:p>
                <draw:g>
                  <svg:desc>NLogN.L12:NLogN.L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-0.406789721623383">
                <text:p>-0.406789721623383</text:p>
              </table:table-cell>
              <table:table-cell office:value-type="float" office:value="-0.0982960821030299">
                <text:p>-0.09829608210302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-0.0873136091695345">
                <text:p>-0.0873136091695345</text:p>
              </table:table-cell>
              <table:table-cell office:value-type="float" office:value="0.431365794690585">
                <text:p>0.431365794690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.10323592973873">
                <text:p>1.10323592973873</text:p>
              </table:table-cell>
              <table:table-cell office:value-type="float" office:value="0.967174">
                <text:p>0.9671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.77119322703595">
                <text:p>1.77119322703595</text:p>
              </table:table-cell>
              <table:table-cell office:value-type="float" office:value="1.52797988925096">
                <text:p>1.52797988925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.8175799883696">
                <text:p>1.8175799883696</text:p>
              </table:table-cell>
              <table:table-cell office:value-type="float" office:value="2.11811087146941">
                <text:p>2.118110871469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3.52290524990225">
                <text:p>3.52290524990225</text:p>
              </table:table-cell>
              <table:table-cell office:value-type="float" office:value="2.7377493239333">
                <text:p>2.7377493239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3.1212517819215">
                <text:p>3.1212517819215</text:p>
              </table:table-cell>
              <table:table-cell office:value-type="float" office:value="3.38574832506299">
                <text:p>3.385748325062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4.73442480112968">
                <text:p>4.73442480112968</text:p>
              </table:table-cell>
              <table:table-cell office:value-type="float" office:value="4.06056298463709">
                <text:p>4.060562984637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4.65023369264216">
                <text:p>4.65023369264216</text:p>
              </table:table-cell>
              <table:table-cell office:value-type="float" office:value="4.76059085456737">
                <text:p>4.760590854567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6.19921571963041">
                <text:p>6.19921571963041</text:p>
              </table:table-cell>
              <table:table-cell office:value-type="float" office:value="5.48429939976532">
                <text:p>5.484299399765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5.61802519572009">
                <text:p>5.61802519572009</text:p>
              </table:table-cell>
              <table:table-cell office:value-type="float" office:value="6.23026993353731">
                <text:p>6.230269933537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6.25402082213136">
                <text:p>6.25402082213136</text:p>
              </table:table-cell>
              <table:table-cell office:value-type="float" office:value="6.99720734154203">
                <text:p>6.997207341542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7.90621963283953">
                <text:p>7.90621963283953</text:p>
              </table:table-cell>
              <table:table-cell office:value-type="float" office:value="7.78393582433547">
                <text:p>7.783935824335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8.10790391487038">
                <text:p>8.10790391487038</text:p>
              </table:table-cell>
              <table:table-cell office:value-type="float" office:value="8.58938935031757">
                <text:p>8.589389350317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0.0670489570524">
                <text:p>10.0670489570524</text:p>
              </table:table-cell>
              <table:table-cell office:value-type="float" office:value="9.41260063135256">
                <text:p>9.412600631352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0.0501683852831">
                <text:p>10.0501683852831</text:p>
              </table:table-cell>
              <table:table-cell office:value-type="float" office:value="10.2526902736468">
                <text:p>10.25269027364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1.9332923661096">
                <text:p>11.9332923661096</text:p>
              </table:table-cell>
              <table:table-cell office:value-type="float" office:value="11.1088567730615">
                <text:p>11.10885677306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1.1277719560786">
                <text:p>11.1277719560786</text:p>
              </table:table-cell>
              <table:table-cell office:value-type="float" office:value="11.9803675718468">
                <text:p>11.98036757184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3.0162384560423">
                <text:p>13.0162384560423</text:p>
              </table:table-cell>
              <table:table-cell office:value-type="float" office:value="12.8665511890171">
                <text:p>12.86655118901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6.5995924153331">
                <text:p>16.5995924153331</text:p>
              </table:table-cell>
              <table:table-cell office:value-type="float" office:value="16.5463612091433">
                <text:p>16.54636120914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0.2918530322666">
                <text:p>20.2918530322666</text:p>
              </table:table-cell>
              <table:table-cell office:value-type="float" office:value="20.4191167242633">
                <text:p>20.41911672426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23.502048689025">
                <text:p>23.502048689025</text:p>
              </table:table-cell>
              <table:table-cell office:value-type="float" office:value="24.4601478907085">
                <text:p>24.46014789070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8.3696309473252">
                <text:p>28.3696309473252</text:p>
              </table:table-cell>
              <table:table-cell office:value-type="float" office:value="28.6503217443405">
                <text:p>28.65032174434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33.6193284923211">
                <text:p>33.6193284923211</text:p>
              </table:table-cell>
              <table:table-cell office:value-type="float" office:value="32.974384">
                <text:p>32.9743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36.9781382378859">
                <text:p>36.9781382378859</text:p>
              </table:table-cell>
              <table:table-cell office:value-type="float" office:value="37.4198961005952">
                <text:p>37.41989610059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42.3701650753573">
                <text:p>42.3701650753573</text:p>
              </table:table-cell>
              <table:table-cell office:value-type="float" office:value="41.9765253977455">
                <text:p>41.97652539774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47.2305802856417">
                <text:p>47.2305802856417</text:p>
              </table:table-cell>
              <table:table-cell office:value-type="float" office:value="46.6355541722575">
                <text:p>46.63555417225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52.3295725997857">
                <text:p>52.3295725997857</text:p>
              </table:table-cell>
              <table:table-cell office:value-type="float" office:value="51.3895296568159">
                <text:p>51.38952965681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56.1306337144957">
                <text:p>56.1306337144957</text:p>
              </table:table-cell>
              <table:table-cell office:value-type="float" office:value="56.2320080467538">
                <text:p>56.23200804675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60.8048235518774">
                <text:p>60.8048235518774</text:p>
              </table:table-cell>
              <table:table-cell office:value-type="float" office:value="61.157363037424">
                <text:p>61.1573630374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67.2062313184288">
                <text:p>67.2062313184288</text:p>
              </table:table-cell>
              <table:table-cell office:value-type="float" office:value="66.1606398168673">
                <text:p>66.16063981686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70.3003478523471">
                <text:p>70.3003478523471</text:p>
              </table:table-cell>
              <table:table-cell office:value-type="float" office:value="71.2374418102085">
                <text:p>71.23744181020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76.4375055293421">
                <text:p>76.4375055293421</text:p>
              </table:table-cell>
              <table:table-cell office:value-type="float" office:value="76.3838414973147">
                <text:p>76.38384149731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81.9548545932613">
                <text:p>81.9548545932613</text:p>
              </table:table-cell>
              <table:table-cell office:value-type="float" office:value="81.5963092405826">
                <text:p>81.59630924058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87.778455787444">
                <text:p>87.778455787444</text:p>
              </table:table-cell>
              <table:table-cell office:value-type="float" office:value="86.8716558013191">
                <text:p>86.87165580131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91.3464923251237">
                <text:p>91.3464923251237</text:p>
              </table:table-cell>
              <table:table-cell office:value-type="float" office:value="92.2069854087829">
                <text:p>92.20698540878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97.7368572256848">
                <text:p>97.7368572256848</text:p>
              </table:table-cell>
              <table:table-cell office:value-type="float" office:value="97.5996570692135">
                <text:p>97.59965706921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102.450146350892">
                <text:p>102.450146350892</text:p>
              </table:table-cell>
              <table:table-cell office:value-type="float" office:value="103.04725238418">
                <text:p>103.047252384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107.842414709334">
                <text:p>107.842414709334</text:p>
              </table:table-cell>
              <table:table-cell office:value-type="float" office:value="108.547548565768">
                <text:p>108.5475485657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114.943321496645">
                <text:p>114.943321496645</text:p>
              </table:table-cell>
              <table:table-cell office:value-type="float" office:value="114.09849564111">
                <text:p>114.098495641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120.338155698174">
                <text:p>120.338155698174</text:p>
              </table:table-cell>
              <table:table-cell office:value-type="float" office:value="119.698197064207">
                <text:p>119.6981970642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126.41082090401">
                <text:p>126.41082090401</text:p>
              </table:table-cell>
              <table:table-cell office:value-type="float" office:value="125.344893121764">
                <text:p>125.3448931217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131.315708170961">
                <text:p>131.315708170961</text:p>
              </table:table-cell>
              <table:table-cell office:value-type="float" office:value="131.036946647527">
                <text:p>131.0369466475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137.48110474012">
                <text:p>137.48110474012</text:p>
              </table:table-cell>
              <table:table-cell office:value-type="float" office:value="136.772830657386">
                <text:p>136.7728306573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143.566660093355">
                <text:p>143.566660093355</text:p>
              </table:table-cell>
              <table:table-cell office:value-type="float" office:value="142.551117593084">
                <text:p>142.5511175930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147.762495067202">
                <text:p>147.762495067202</text:p>
              </table:table-cell>
              <table:table-cell office:value-type="float" office:value="148.370469921311">
                <text:p>148.3704699213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154.795083328117">
                <text:p>154.795083328117</text:p>
              </table:table-cell>
              <table:table-cell office:value-type="float" office:value="154.229631881281">
                <text:p>154.2296318812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160.76038726462">
                <text:p>160.76038726462</text:p>
              </table:table-cell>
              <table:table-cell office:value-type="float" office:value="160.127422210696">
                <text:p>160.1274222106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166.761715859941">
                <text:p>166.761715859941</text:p>
              </table:table-cell>
              <table:table-cell office:value-type="float" office:value="166.062727709321">
                <text:p>166.0627277093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08cm" svg:y="0.316cm" chart:style-name="ch2">
          <text:p>Operation Analysis Of Mark Sort</text:p>
        </chart:title>
        <chart:legend chart:legend-position="end" svg:x="12.936cm" svg:y="3.926cm" style:legend-expansion="high" chart:style-name="ch3"/>
        <chart:plot-area chart:style-name="ch4" table:cell-range-address="MarkSort.A5:MarkSort.A9 MarkSort.C4:MarkSort.D9" chart:data-source-has-labels="row" svg:x="1.358cm" svg:y="1.635cm" svg:width="10.938cm" svg:height="6.177cm">
          <chartooo:coordinate-region svg:x="3.276cm" svg:y="1.848cm" svg:width="8.555cm" svg:height="5.291cm"/>
          <chart:axis chart:dimension="x" chart:name="primary-x" chart:style-name="ch5">
            <chart:title svg:x="6.611cm" svg:y="7.993cm" chart:style-name="ch6">
              <text:p>N </text:p>
            </chart:title>
          </chart:axis>
          <chart:axis chart:dimension="y" chart:name="primary-y" chart:style-name="ch5">
            <chart:title svg:x="0.451cm" svg:y="6.421cm" chart:style-name="ch7">
              <text:p>Number Of Operations</text:p>
            </chart:title>
            <chart:grid chart:style-name="ch8" chart:class="major"/>
          </chart:axis>
          <chart:series chart:style-name="ch9" chart:values-cell-range-address="MarkSort.C5:MarkSort.C9" chart:label-cell-address="MarkSort.C4:MarkSort.C4" chart:class="chart:scatter">
            <chart:domain table:cell-range-address="MarkSort.A5:MarkSort.A9"/>
            <chart:data-point chart:repeated="5"/>
          </chart:series>
          <chart:series chart:style-name="ch10" chart:values-cell-range-address="MarkSort.D5:MarkSort.D9" chart:label-cell-address="MarkSort.D4:MarkSort.D4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erations'</text:p>
                <draw:g>
                  <svg:desc>MarkSort.C4:MarkSort.C4</svg:desc>
                </draw:g>
              </table:table-cell>
              <table:table-cell office:value-type="string">
                <text:p>Operations</text:p>
                <draw:g>
                  <svg:desc>MarkSort.D4:MarkSort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MarkSort.A5:MarkSort.A9</svg:desc>
                </draw:g>
              </table:table-cell>
              <table:table-cell office:value-type="float" office:value="3000000">
                <text:p>3000000</text:p>
                <draw:g>
                  <svg:desc>MarkSort.C5:MarkSort.C9</svg:desc>
                </draw:g>
              </table:table-cell>
              <table:table-cell office:value-type="float" office:value="2999080">
                <text:p>2999080</text:p>
                <draw:g>
                  <svg:desc>MarkSort.D5:MarkSort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12000000">
                <text:p>12000000</text:p>
              </table:table-cell>
              <table:table-cell office:value-type="float" office:value="11996320">
                <text:p>119963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48000000">
                <text:p>48000000</text:p>
              </table:table-cell>
              <table:table-cell office:value-type="float" office:value="47985280">
                <text:p>479852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191000000">
                <text:p>191000000</text:p>
              </table:table-cell>
              <table:table-cell office:value-type="float" office:value="191941120">
                <text:p>1919411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0">
                <text:p>16000</text:p>
              </table:table-cell>
              <table:table-cell office:value-type="float" office:value="768000000">
                <text:p>768000000</text:p>
              </table:table-cell>
              <table:table-cell office:value-type="float" office:value="767764480">
                <text:p>7677644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03cm" svg:y="0.316cm" chart:style-name="ch2">
          <text:p>Mark Sort Timing Analysis</text:p>
        </chart:title>
        <chart:legend chart:legend-position="end" svg:x="13.307cm" svg:y="3.926cm" style:legend-expansion="high" chart:style-name="ch3"/>
        <chart:plot-area chart:style-name="ch4" table:cell-range-address="MarkSort.A4:MarkSort.A4 MarkSort.F5:MarkSort.F9 MarkSort.H4:MarkSort.I9" chart:data-source-has-labels="row" svg:x="1.358cm" svg:y="1.635cm" svg:width="11.309cm" svg:height="6.177cm">
          <chartooo:coordinate-region svg:x="2.165cm" svg:y="1.847cm" svg:width="9.945cm" svg:height="5.292cm"/>
          <chart:axis chart:dimension="x" chart:name="primary-x" chart:style-name="ch5">
            <chart:title svg:x="6.836cm" svg:y="7.993cm" chart:style-name="ch6">
              <text:p>N</text:p>
            </chart:title>
          </chart:axis>
          <chart:axis chart:dimension="y" chart:name="primary-y" chart:style-name="ch5">
            <chart:title svg:x="0.451cm" svg:y="5.534cm" chart:style-name="ch7">
              <text:p>Timing (S)</text:p>
            </chart:title>
            <chart:grid chart:style-name="ch8" chart:class="major"/>
          </chart:axis>
          <chart:series chart:style-name="ch9" chart:values-cell-range-address="MarkSort.H5:MarkSort.H9" chart:label-cell-address="MarkSort.H4:MarkSort.H4" chart:class="chart:scatter">
            <chart:domain table:cell-range-address="MarkSort.F5:MarkSort.F9"/>
            <chart:data-point chart:repeated="5"/>
          </chart:series>
          <chart:series chart:style-name="ch10" chart:values-cell-range-address="MarkSort.I5:MarkSort.I9" chart:label-cell-address="MarkSort.I4:MarkSort.I4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ime (S)'</text:p>
                <draw:g>
                  <svg:desc>MarkSort.H4:MarkSort.H4</svg:desc>
                </draw:g>
              </table:table-cell>
              <table:table-cell office:value-type="string">
                <text:p>Time (S)</text:p>
                <draw:g>
                  <svg:desc>MarkSort.I4:MarkSort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0">
                <text:p>20000</text:p>
                <draw:g>
                  <svg:desc>MarkSort.F5:MarkSort.F9</svg:desc>
                </draw:g>
              </table:table-cell>
              <table:table-cell office:value-type="float" office:value="1">
                <text:p>1</text:p>
                <draw:g>
                  <svg:desc>MarkSort.H5:MarkSort.H9</svg:desc>
                </draw:g>
              </table:table-cell>
              <table:table-cell office:value-type="float" office:value="1.211316">
                <text:p>1.211316</text:p>
                <draw:g>
                  <svg:desc>MarkSort.I5:MarkSort.I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0">
                <text:p>40000</text:p>
              </table:table-cell>
              <table:table-cell office:value-type="float" office:value="5">
                <text:p>5</text:p>
              </table:table-cell>
              <table:table-cell office:value-type="float" office:value="4.845264">
                <text:p>4.845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0">
                <text:p>80000</text:p>
              </table:table-cell>
              <table:table-cell office:value-type="float" office:value="19">
                <text:p>19</text:p>
              </table:table-cell>
              <table:table-cell office:value-type="float" office:value="19.381056">
                <text:p>19.3810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0">
                <text:p>160000</text:p>
              </table:table-cell>
              <table:table-cell office:value-type="float" office:value="78">
                <text:p>78</text:p>
              </table:table-cell>
              <table:table-cell office:value-type="float" office:value="77.524224">
                <text:p>77.5242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00">
                <text:p>320000</text:p>
              </table:table-cell>
              <table:table-cell office:value-type="float" office:value="310">
                <text:p>310</text:p>
              </table:table-cell>
              <table:table-cell office:value-type="float" office:value="310.096896">
                <text:p>310.0968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